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/>
    <style:style style:name="ce4" style:family="table-cell" style:parent-style-name="_21315__20998__20301__91_0_93_" style:data-style-name="N48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21315__20998__20301__91_0_93_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26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style:vertical-align="middle"/>
    </style:style>
    <style:style style:name="ce2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11" table:number-columns-repeated="2" table:default-cell-style-name="ce1"/>
        <table:table-column table:style-name="co9" table:default-cell-style-name="ce3"/>
        <table:table-column table:style-name="co12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4"/>
          <table:table-cell table:style-name="ce1"/>
          <table:table-cell office:value-type="string" table:style-name="ce5">
            <text:p><text:s text:c="7"/>中 華 民 國 106 年 7 月 底</text:p>
          </table:table-cell>
          <table:table-cell table:number-columns-repeated="13" table:style-name="ce4"/>
          <table:table-cell table:number-columns-repeated="2" table:style-name="ce6"/>
          <table:table-cell office:value-type="string" table:style-name="ce7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38">
            <text:p>區域別</text:p>
          </table:table-cell>
          <table:table-cell office:value-type="string" table:number-columns-spanned="3" table:number-rows-spanned="1" table:style-name="ce39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40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41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1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1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1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3">
            <text:p>20<text:span text:style-name="T2">歲以上</text:span></text:p>
          </table:table-cell>
          <table:covered-table-cell table:number-columns-repeated="3"/>
          <table:table-cell office:value-type="string" table:number-columns-spanned="4" table:number-rows-spanned="1" table:style-name="ce42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1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1">
            <text:p>總 <text:s text:c="3"/>計</text:p>
          </table:table-cell>
          <table:table-cell office:value-type="float" office:value="23554803" table:style-name="ce12">
            <text:p>23,554,803</text:p>
          </table:table-cell>
          <table:table-cell office:value-type="float" office:value="11717598" table:style-name="ce12">
            <text:p>11,717,598</text:p>
          </table:table-cell>
          <table:table-cell office:value-type="float" office:value="11837205" table:style-name="ce12">
            <text:p>11,837,205</text:p>
          </table:table-cell>
          <table:table-cell office:value-type="float" office:value="1046877" table:style-name="ce12">
            <text:p>1,046,877</text:p>
          </table:table-cell>
          <table:table-cell office:value-type="float" office:value="542023" table:style-name="ce12">
            <text:p>542,023</text:p>
          </table:table-cell>
          <table:table-cell office:value-type="float" office:value="504854" table:style-name="ce12">
            <text:p>504,854</text:p>
          </table:table-cell>
          <table:table-cell office:value-type="float" office:value="4.4400000000000004" table:style-name="ce13">
            <text:p>4.44</text:p>
          </table:table-cell>
          <table:table-cell office:value-type="float" office:value="1449636" table:style-name="ce12">
            <text:p>1,449,636</text:p>
          </table:table-cell>
          <table:table-cell office:value-type="float" office:value="750843" table:style-name="ce12">
            <text:p>750,843</text:p>
          </table:table-cell>
          <table:table-cell office:value-type="float" office:value="698793" table:style-name="ce12">
            <text:p>698,793</text:p>
          </table:table-cell>
          <table:table-cell office:value-type="float" office:value="6.15" table:style-name="ce13">
            <text:p>6.15</text:p>
          </table:table-cell>
          <table:table-cell office:value-type="float" office:value="2443645" table:style-name="ce12">
            <text:p>2,443,645</text:p>
          </table:table-cell>
          <table:table-cell office:value-type="float" office:value="1269801" table:style-name="ce12">
            <text:p>1,269,801</text:p>
          </table:table-cell>
          <table:table-cell office:value-type="float" office:value="1173844" table:style-name="ce12">
            <text:p>1,173,844</text:p>
          </table:table-cell>
          <table:table-cell office:value-type="float" office:value="10.37" table:style-name="ce13">
            <text:p>10.37</text:p>
          </table:table-cell>
          <table:table-cell office:value-type="float" office:value="2658647" table:style-name="ce12">
            <text:p>2,658,647</text:p>
          </table:table-cell>
          <table:table-cell office:value-type="float" office:value="1381946" table:style-name="ce12">
            <text:p>1,381,946</text:p>
          </table:table-cell>
          <table:table-cell office:value-type="float" office:value="1276701" table:style-name="ce12">
            <text:p>1,276,701</text:p>
          </table:table-cell>
          <table:table-cell office:value-type="float" office:value="11.29" table:style-name="ce13">
            <text:p>11.29</text:p>
          </table:table-cell>
          <table:table-cell office:value-type="float" office:value="1492664" table:style-name="ce12">
            <text:p>1,492,664</text:p>
          </table:table-cell>
          <table:table-cell office:value-type="float" office:value="779819" table:style-name="ce12">
            <text:p>779,819</text:p>
          </table:table-cell>
          <table:table-cell office:value-type="float" office:value="712845" table:style-name="ce12">
            <text:p>712,845</text:p>
          </table:table-cell>
          <table:table-cell office:value-type="float" office:value="6.34" table:style-name="ce13">
            <text:p>6.34</text:p>
          </table:table-cell>
          <table:table-cell office:value-type="float" office:value="19046282" table:style-name="ce12">
            <text:p>19,046,282</text:p>
          </table:table-cell>
          <table:table-cell office:value-type="float" office:value="9370274" table:style-name="ce12">
            <text:p>9,370,274</text:p>
          </table:table-cell>
          <table:table-cell office:value-type="float" office:value="9676008" table:style-name="ce12">
            <text:p>9,676,008</text:p>
          </table:table-cell>
          <table:table-cell office:value-type="float" office:value="80.86" table:style-name="ce13">
            <text:p>80.86</text:p>
          </table:table-cell>
          <table:table-cell office:value-type="float" office:value="3192477" table:style-name="ce12">
            <text:p>3,192,477</text:p>
          </table:table-cell>
          <table:table-cell office:value-type="float" office:value="1469177" table:style-name="ce12">
            <text:p>1,469,177</text:p>
          </table:table-cell>
          <table:table-cell office:value-type="float" office:value="1723300" table:style-name="ce12">
            <text:p>1,723,300</text:p>
          </table:table-cell>
          <table:table-cell office:value-type="float" office:value="13.55" table:style-name="ce14">
            <text:p>13.55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新北市</text:p>
          </table:table-cell>
          <table:table-cell office:value-type="float" office:value="3984051" table:style-name="ce16">
            <text:p>3,984,051</text:p>
          </table:table-cell>
          <table:table-cell office:value-type="float" office:value="1953075" table:style-name="ce16">
            <text:p>1,953,075</text:p>
          </table:table-cell>
          <table:table-cell office:value-type="float" office:value="2030976" table:style-name="ce16">
            <text:p>2,030,976</text:p>
          </table:table-cell>
          <table:table-cell office:value-type="float" office:value="166449" table:style-name="ce16">
            <text:p>166,449</text:p>
          </table:table-cell>
          <table:table-cell office:value-type="float" office:value="86039" table:style-name="ce16">
            <text:p>86,039</text:p>
          </table:table-cell>
          <table:table-cell office:value-type="float" office:value="80410" table:style-name="ce16">
            <text:p>80,410</text:p>
          </table:table-cell>
          <table:table-cell office:value-type="float" office:value="4.18" table:style-name="ce17">
            <text:p>4.18</text:p>
          </table:table-cell>
          <table:table-cell office:value-type="float" office:value="233249" table:style-name="ce16">
            <text:p>233,249</text:p>
          </table:table-cell>
          <table:table-cell office:value-type="float" office:value="120486" table:style-name="ce16">
            <text:p>120,486</text:p>
          </table:table-cell>
          <table:table-cell office:value-type="float" office:value="112763" table:style-name="ce16">
            <text:p>112,763</text:p>
          </table:table-cell>
          <table:table-cell office:value-type="float" office:value="5.85" table:style-name="ce17">
            <text:p>5.85</text:p>
          </table:table-cell>
          <table:table-cell office:value-type="float" office:value="396528" table:style-name="ce16">
            <text:p>396,528</text:p>
          </table:table-cell>
          <table:table-cell office:value-type="float" office:value="205761" table:style-name="ce16">
            <text:p>205,761</text:p>
          </table:table-cell>
          <table:table-cell office:value-type="float" office:value="190767" table:style-name="ce16">
            <text:p>190,767</text:p>
          </table:table-cell>
          <table:table-cell office:value-type="float" office:value="9.9499999999999993" table:style-name="ce17">
            <text:p>9.95</text:p>
          </table:table-cell>
          <table:table-cell office:value-type="float" office:value="430235" table:style-name="ce16">
            <text:p>430,235</text:p>
          </table:table-cell>
          <table:table-cell office:value-type="float" office:value="223214" table:style-name="ce16">
            <text:p>223,214</text:p>
          </table:table-cell>
          <table:table-cell office:value-type="float" office:value="207021" table:style-name="ce16">
            <text:p>207,021</text:p>
          </table:table-cell>
          <table:table-cell office:value-type="float" office:value="10.8" table:style-name="ce17">
            <text:p>10.80</text:p>
          </table:table-cell>
          <table:table-cell office:value-type="float" office:value="240654" table:style-name="ce16">
            <text:p>240,654</text:p>
          </table:table-cell>
          <table:table-cell office:value-type="float" office:value="125498" table:style-name="ce16">
            <text:p>125,498</text:p>
          </table:table-cell>
          <table:table-cell office:value-type="float" office:value="115156" table:style-name="ce16">
            <text:p>115,156</text:p>
          </table:table-cell>
          <table:table-cell office:value-type="float" office:value="6.04" table:style-name="ce17">
            <text:p>6.04</text:p>
          </table:table-cell>
          <table:table-cell office:value-type="float" office:value="3253137" table:style-name="ce16">
            <text:p>3,253,137</text:p>
          </table:table-cell>
          <table:table-cell office:value-type="float" office:value="1573206" table:style-name="ce16">
            <text:p>1,573,206</text:p>
          </table:table-cell>
          <table:table-cell office:value-type="float" office:value="1679931" table:style-name="ce16">
            <text:p>1,679,931</text:p>
          </table:table-cell>
          <table:table-cell office:value-type="float" office:value="81.650000000000006" table:style-name="ce17">
            <text:p>81.65</text:p>
          </table:table-cell>
          <table:table-cell office:value-type="float" office:value="485688" table:style-name="ce16">
            <text:p>485,688</text:p>
          </table:table-cell>
          <table:table-cell office:value-type="float" office:value="222845" table:style-name="ce16">
            <text:p>222,845</text:p>
          </table:table-cell>
          <table:table-cell office:value-type="float" office:value="262843" table:style-name="ce16">
            <text:p>262,843</text:p>
          </table:table-cell>
          <table:table-cell office:value-type="float" office:value="12.19" table:style-name="ce18">
            <text:p>12.19</text:p>
          </table:table-cell>
          <table:table-cell table:number-columns-repeated="16352"/>
        </table:table-row>
        <table:table-row table:style-name="ro2">
          <table:table-cell office:value-type="string" table:style-name="ce19">
            <text:p>臺北市</text:p>
          </table:table-cell>
          <table:table-cell office:value-type="float" office:value="2687629" table:style-name="ce16">
            <text:p>2,687,629</text:p>
          </table:table-cell>
          <table:table-cell office:value-type="float" office:value="1284637" table:style-name="ce16">
            <text:p>1,284,637</text:p>
          </table:table-cell>
          <table:table-cell office:value-type="float" office:value="1402992" table:style-name="ce16">
            <text:p>1,402,992</text:p>
          </table:table-cell>
          <table:table-cell office:value-type="float" office:value="146248" table:style-name="ce16">
            <text:p>146,248</text:p>
          </table:table-cell>
          <table:table-cell office:value-type="float" office:value="75265" table:style-name="ce16">
            <text:p>75,265</text:p>
          </table:table-cell>
          <table:table-cell office:value-type="float" office:value="70983" table:style-name="ce16">
            <text:p>70,983</text:p>
          </table:table-cell>
          <table:table-cell office:value-type="float" office:value="5.44" table:style-name="ce17">
            <text:p>5.44</text:p>
          </table:table-cell>
          <table:table-cell office:value-type="float" office:value="194820" table:style-name="ce16">
            <text:p>194,820</text:p>
          </table:table-cell>
          <table:table-cell office:value-type="float" office:value="100421" table:style-name="ce16">
            <text:p>100,421</text:p>
          </table:table-cell>
          <table:table-cell office:value-type="float" office:value="94399" table:style-name="ce16">
            <text:p>94,399</text:p>
          </table:table-cell>
          <table:table-cell office:value-type="float" office:value="7.25" table:style-name="ce17">
            <text:p>7.25</text:p>
          </table:table-cell>
          <table:table-cell office:value-type="float" office:value="302502" table:style-name="ce16">
            <text:p>302,502</text:p>
          </table:table-cell>
          <table:table-cell office:value-type="float" office:value="156474" table:style-name="ce16">
            <text:p>156,474</text:p>
          </table:table-cell>
          <table:table-cell office:value-type="float" office:value="146028" table:style-name="ce16">
            <text:p>146,028</text:p>
          </table:table-cell>
          <table:table-cell office:value-type="float" office:value="11.26" table:style-name="ce17">
            <text:p>11.26</text:p>
          </table:table-cell>
          <table:table-cell office:value-type="float" office:value="325584" table:style-name="ce16">
            <text:p>325,584</text:p>
          </table:table-cell>
          <table:table-cell office:value-type="float" office:value="168779" table:style-name="ce16">
            <text:p>168,779</text:p>
          </table:table-cell>
          <table:table-cell office:value-type="float" office:value="156805" table:style-name="ce16">
            <text:p>156,805</text:p>
          </table:table-cell>
          <table:table-cell office:value-type="float" office:value="12.11" table:style-name="ce17">
            <text:p>12.11</text:p>
          </table:table-cell>
          <table:table-cell office:value-type="float" office:value="149040" table:style-name="ce16">
            <text:p>149,040</text:p>
          </table:table-cell>
          <table:table-cell office:value-type="float" office:value="77943" table:style-name="ce16">
            <text:p>77,943</text:p>
          </table:table-cell>
          <table:table-cell office:value-type="float" office:value="71097" table:style-name="ce16">
            <text:p>71,097</text:p>
          </table:table-cell>
          <table:table-cell office:value-type="float" office:value="5.55" table:style-name="ce17">
            <text:p>5.55</text:p>
          </table:table-cell>
          <table:table-cell office:value-type="float" office:value="2181339" table:style-name="ce16">
            <text:p>2,181,339</text:p>
          </table:table-cell>
          <table:table-cell office:value-type="float" office:value="1021759" table:style-name="ce16">
            <text:p>1,021,759</text:p>
          </table:table-cell>
          <table:table-cell office:value-type="float" office:value="1159580" table:style-name="ce16">
            <text:p>1,159,580</text:p>
          </table:table-cell>
          <table:table-cell office:value-type="float" office:value="81.16" table:style-name="ce17">
            <text:p>81.16</text:p>
          </table:table-cell>
          <table:table-cell office:value-type="float" office:value="429684" table:style-name="ce16">
            <text:p>429,684</text:p>
          </table:table-cell>
          <table:table-cell office:value-type="float" office:value="193032" table:style-name="ce16">
            <text:p>193,032</text:p>
          </table:table-cell>
          <table:table-cell office:value-type="float" office:value="236652" table:style-name="ce16">
            <text:p>236,652</text:p>
          </table:table-cell>
          <table:table-cell office:value-type="float" office:value="15.99" table:style-name="ce18">
            <text:p>15.99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桃園市</text:p>
          </table:table-cell>
          <table:table-cell office:value-type="float" office:value="2171127" table:style-name="ce16">
            <text:p>2,171,127</text:p>
          </table:table-cell>
          <table:table-cell office:value-type="float" office:value="1082047" table:style-name="ce16">
            <text:p>1,082,047</text:p>
          </table:table-cell>
          <table:table-cell office:value-type="float" office:value="1089080" table:style-name="ce16">
            <text:p>1,089,080</text:p>
          </table:table-cell>
          <table:table-cell office:value-type="float" office:value="113036" table:style-name="ce16">
            <text:p>113,036</text:p>
          </table:table-cell>
          <table:table-cell office:value-type="float" office:value="58727" table:style-name="ce16">
            <text:p>58,727</text:p>
          </table:table-cell>
          <table:table-cell office:value-type="float" office:value="54309" table:style-name="ce16">
            <text:p>54,309</text:p>
          </table:table-cell>
          <table:table-cell office:value-type="float" office:value="5.21" table:style-name="ce17">
            <text:p>5.21</text:p>
          </table:table-cell>
          <table:table-cell office:value-type="float" office:value="155589" table:style-name="ce16">
            <text:p>155,589</text:p>
          </table:table-cell>
          <table:table-cell office:value-type="float" office:value="80598" table:style-name="ce16">
            <text:p>80,598</text:p>
          </table:table-cell>
          <table:table-cell office:value-type="float" office:value="74991" table:style-name="ce16">
            <text:p>74,991</text:p>
          </table:table-cell>
          <table:table-cell office:value-type="float" office:value="7.17" table:style-name="ce17">
            <text:p>7.17</text:p>
          </table:table-cell>
          <table:table-cell office:value-type="float" office:value="260692" table:style-name="ce16">
            <text:p>260,692</text:p>
          </table:table-cell>
          <table:table-cell office:value-type="float" office:value="135639" table:style-name="ce16">
            <text:p>135,639</text:p>
          </table:table-cell>
          <table:table-cell office:value-type="float" office:value="125053" table:style-name="ce16">
            <text:p>125,053</text:p>
          </table:table-cell>
          <table:table-cell office:value-type="float" office:value="12.01" table:style-name="ce17">
            <text:p>12.01</text:p>
          </table:table-cell>
          <table:table-cell office:value-type="float" office:value="283353" table:style-name="ce16">
            <text:p>283,353</text:p>
          </table:table-cell>
          <table:table-cell office:value-type="float" office:value="147552" table:style-name="ce16">
            <text:p>147,552</text:p>
          </table:table-cell>
          <table:table-cell office:value-type="float" office:value="135801" table:style-name="ce16">
            <text:p>135,801</text:p>
          </table:table-cell>
          <table:table-cell office:value-type="float" office:value="13.05" table:style-name="ce17">
            <text:p>13.05</text:p>
          </table:table-cell>
          <table:table-cell office:value-type="float" office:value="154714" table:style-name="ce16">
            <text:p>154,714</text:p>
          </table:table-cell>
          <table:table-cell office:value-type="float" office:value="80933" table:style-name="ce16">
            <text:p>80,933</text:p>
          </table:table-cell>
          <table:table-cell office:value-type="float" office:value="73781" table:style-name="ce16">
            <text:p>73,781</text:p>
          </table:table-cell>
          <table:table-cell office:value-type="float" office:value="7.13" table:style-name="ce17">
            <text:p>7.13</text:p>
          </table:table-cell>
          <table:table-cell office:value-type="float" office:value="1698308" table:style-name="ce16">
            <text:p>1,698,308</text:p>
          </table:table-cell>
          <table:table-cell office:value-type="float" office:value="835533" table:style-name="ce16">
            <text:p>835,533</text:p>
          </table:table-cell>
          <table:table-cell office:value-type="float" office:value="862775" table:style-name="ce16">
            <text:p>862,775</text:p>
          </table:table-cell>
          <table:table-cell office:value-type="float" office:value="78.22" table:style-name="ce17">
            <text:p>78.22</text:p>
          </table:table-cell>
          <table:table-cell office:value-type="float" office:value="228765" table:style-name="ce16">
            <text:p>228,765</text:p>
          </table:table-cell>
          <table:table-cell office:value-type="float" office:value="107140" table:style-name="ce16">
            <text:p>107,140</text:p>
          </table:table-cell>
          <table:table-cell office:value-type="float" office:value="121625" table:style-name="ce16">
            <text:p>121,625</text:p>
          </table:table-cell>
          <table:table-cell office:value-type="float" office:value="10.54" table:style-name="ce18">
            <text:p>10.54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臺中市</text:p>
          </table:table-cell>
          <table:table-cell office:value-type="float" office:value="2778182" table:style-name="ce16">
            <text:p>2,778,182</text:p>
          </table:table-cell>
          <table:table-cell office:value-type="float" office:value="1370560" table:style-name="ce16">
            <text:p>1,370,560</text:p>
          </table:table-cell>
          <table:table-cell office:value-type="float" office:value="1407622" table:style-name="ce16">
            <text:p>1,407,622</text:p>
          </table:table-cell>
          <table:table-cell office:value-type="float" office:value="139339" table:style-name="ce16">
            <text:p>139,339</text:p>
          </table:table-cell>
          <table:table-cell office:value-type="float" office:value="72374" table:style-name="ce16">
            <text:p>72,374</text:p>
          </table:table-cell>
          <table:table-cell office:value-type="float" office:value="66965" table:style-name="ce16">
            <text:p>66,965</text:p>
          </table:table-cell>
          <table:table-cell office:value-type="float" office:value="5.0199999999999996" table:style-name="ce17">
            <text:p>5.02</text:p>
          </table:table-cell>
          <table:table-cell office:value-type="float" office:value="193474" table:style-name="ce16">
            <text:p>193,474</text:p>
          </table:table-cell>
          <table:table-cell office:value-type="float" office:value="100430" table:style-name="ce16">
            <text:p>100,430</text:p>
          </table:table-cell>
          <table:table-cell office:value-type="float" office:value="93044" table:style-name="ce16">
            <text:p>93,044</text:p>
          </table:table-cell>
          <table:table-cell office:value-type="float" office:value="6.96" table:style-name="ce17">
            <text:p>6.96</text:p>
          </table:table-cell>
          <table:table-cell office:value-type="float" office:value="322502" table:style-name="ce16">
            <text:p>322,502</text:p>
          </table:table-cell>
          <table:table-cell office:value-type="float" office:value="167580" table:style-name="ce16">
            <text:p>167,580</text:p>
          </table:table-cell>
          <table:table-cell office:value-type="float" office:value="154922" table:style-name="ce16">
            <text:p>154,922</text:p>
          </table:table-cell>
          <table:table-cell office:value-type="float" office:value="11.61" table:style-name="ce17">
            <text:p>11.61</text:p>
          </table:table-cell>
          <table:table-cell office:value-type="float" office:value="350232" table:style-name="ce16">
            <text:p>350,232</text:p>
          </table:table-cell>
          <table:table-cell office:value-type="float" office:value="181961" table:style-name="ce16">
            <text:p>181,961</text:p>
          </table:table-cell>
          <table:table-cell office:value-type="float" office:value="168271" table:style-name="ce16">
            <text:p>168,271</text:p>
          </table:table-cell>
          <table:table-cell office:value-type="float" office:value="12.61" table:style-name="ce17">
            <text:p>12.61</text:p>
          </table:table-cell>
          <table:table-cell office:value-type="float" office:value="191507" table:style-name="ce16">
            <text:p>191,507</text:p>
          </table:table-cell>
          <table:table-cell office:value-type="float" office:value="99357" table:style-name="ce16">
            <text:p>99,357</text:p>
          </table:table-cell>
          <table:table-cell office:value-type="float" office:value="92150" table:style-name="ce16">
            <text:p>92,150</text:p>
          </table:table-cell>
          <table:table-cell office:value-type="float" office:value="6.89" table:style-name="ce17">
            <text:p>6.89</text:p>
          </table:table-cell>
          <table:table-cell office:value-type="float" office:value="2190839" table:style-name="ce16">
            <text:p>2,190,839</text:p>
          </table:table-cell>
          <table:table-cell office:value-type="float" office:value="1065506" table:style-name="ce16">
            <text:p>1,065,506</text:p>
          </table:table-cell>
          <table:table-cell office:value-type="float" office:value="1125333" table:style-name="ce16">
            <text:p>1,125,333</text:p>
          </table:table-cell>
          <table:table-cell office:value-type="float" office:value="78.86" table:style-name="ce17">
            <text:p>78.86</text:p>
          </table:table-cell>
          <table:table-cell office:value-type="float" office:value="311858" table:style-name="ce16">
            <text:p>311,858</text:p>
          </table:table-cell>
          <table:table-cell office:value-type="float" office:value="143996" table:style-name="ce16">
            <text:p>143,996</text:p>
          </table:table-cell>
          <table:table-cell office:value-type="float" office:value="167862" table:style-name="ce16">
            <text:p>167,862</text:p>
          </table:table-cell>
          <table:table-cell office:value-type="float" office:value="11.23" table:style-name="ce18">
            <text:p>11.23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臺南市</text:p>
          </table:table-cell>
          <table:table-cell office:value-type="float" office:value="1886267" table:style-name="ce16">
            <text:p>1,886,267</text:p>
          </table:table-cell>
          <table:table-cell office:value-type="float" office:value="942468" table:style-name="ce16">
            <text:p>942,468</text:p>
          </table:table-cell>
          <table:table-cell office:value-type="float" office:value="943799" table:style-name="ce16">
            <text:p>943,799</text:p>
          </table:table-cell>
          <table:table-cell office:value-type="float" office:value="78261" table:style-name="ce16">
            <text:p>78,261</text:p>
          </table:table-cell>
          <table:table-cell office:value-type="float" office:value="40399" table:style-name="ce16">
            <text:p>40,399</text:p>
          </table:table-cell>
          <table:table-cell office:value-type="float" office:value="37862" table:style-name="ce16">
            <text:p>37,862</text:p>
          </table:table-cell>
          <table:table-cell office:value-type="float" office:value="4.1500000000000004" table:style-name="ce17">
            <text:p>4.15</text:p>
          </table:table-cell>
          <table:table-cell office:value-type="float" office:value="108956" table:style-name="ce16">
            <text:p>108,956</text:p>
          </table:table-cell>
          <table:table-cell office:value-type="float" office:value="56457" table:style-name="ce16">
            <text:p>56,457</text:p>
          </table:table-cell>
          <table:table-cell office:value-type="float" office:value="52499" table:style-name="ce16">
            <text:p>52,499</text:p>
          </table:table-cell>
          <table:table-cell office:value-type="float" office:value="5.78" table:style-name="ce17">
            <text:p>5.78</text:p>
          </table:table-cell>
          <table:table-cell office:value-type="float" office:value="184503" table:style-name="ce16">
            <text:p>184,503</text:p>
          </table:table-cell>
          <table:table-cell office:value-type="float" office:value="95717" table:style-name="ce16">
            <text:p>95,717</text:p>
          </table:table-cell>
          <table:table-cell office:value-type="float" office:value="88786" table:style-name="ce16">
            <text:p>88,786</text:p>
          </table:table-cell>
          <table:table-cell office:value-type="float" office:value="9.7799999999999994" table:style-name="ce17">
            <text:p>9.78</text:p>
          </table:table-cell>
          <table:table-cell office:value-type="float" office:value="200819" table:style-name="ce16">
            <text:p>200,819</text:p>
          </table:table-cell>
          <table:table-cell office:value-type="float" office:value="104270" table:style-name="ce16">
            <text:p>104,270</text:p>
          </table:table-cell>
          <table:table-cell office:value-type="float" office:value="96549" table:style-name="ce16">
            <text:p>96,549</text:p>
          </table:table-cell>
          <table:table-cell office:value-type="float" office:value="10.65" table:style-name="ce17">
            <text:p>10.65</text:p>
          </table:table-cell>
          <table:table-cell office:value-type="float" office:value="113212" table:style-name="ce16">
            <text:p>113,212</text:p>
          </table:table-cell>
          <table:table-cell office:value-type="float" office:value="59063" table:style-name="ce16">
            <text:p>59,063</text:p>
          </table:table-cell>
          <table:table-cell office:value-type="float" office:value="54149" table:style-name="ce16">
            <text:p>54,149</text:p>
          </table:table-cell>
          <table:table-cell office:value-type="float" office:value="6" table:style-name="ce17">
            <text:p>6.00</text:p>
          </table:table-cell>
          <table:table-cell office:value-type="float" office:value="1544629" table:style-name="ce16">
            <text:p>1,544,629</text:p>
          </table:table-cell>
          <table:table-cell office:value-type="float" office:value="764639" table:style-name="ce16">
            <text:p>764,639</text:p>
          </table:table-cell>
          <table:table-cell office:value-type="float" office:value="779990" table:style-name="ce16">
            <text:p>779,990</text:p>
          </table:table-cell>
          <table:table-cell office:value-type="float" office:value="81.89" table:style-name="ce17">
            <text:p>81.89</text:p>
          </table:table-cell>
          <table:table-cell office:value-type="float" office:value="265742" table:style-name="ce16">
            <text:p>265,742</text:p>
          </table:table-cell>
          <table:table-cell office:value-type="float" office:value="121860" table:style-name="ce16">
            <text:p>121,860</text:p>
          </table:table-cell>
          <table:table-cell office:value-type="float" office:value="143882" table:style-name="ce16">
            <text:p>143,882</text:p>
          </table:table-cell>
          <table:table-cell office:value-type="float" office:value="14.09" table:style-name="ce18">
            <text:p>14.09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高雄市</text:p>
          </table:table-cell>
          <table:table-cell office:value-type="float" office:value="2777873" table:style-name="ce16">
            <text:p>2,777,873</text:p>
          </table:table-cell>
          <table:table-cell office:value-type="float" office:value="1376936" table:style-name="ce16">
            <text:p>1,376,936</text:p>
          </table:table-cell>
          <table:table-cell office:value-type="float" office:value="1400937" table:style-name="ce16">
            <text:p>1,400,937</text:p>
          </table:table-cell>
          <table:table-cell office:value-type="float" office:value="111565" table:style-name="ce16">
            <text:p>111,565</text:p>
          </table:table-cell>
          <table:table-cell office:value-type="float" office:value="57677" table:style-name="ce16">
            <text:p>57,677</text:p>
          </table:table-cell>
          <table:table-cell office:value-type="float" office:value="53888" table:style-name="ce16">
            <text:p>53,888</text:p>
          </table:table-cell>
          <table:table-cell office:value-type="float" office:value="4.0199999999999996" table:style-name="ce17">
            <text:p>4.02</text:p>
          </table:table-cell>
          <table:table-cell office:value-type="float" office:value="155204" table:style-name="ce16">
            <text:p>155,204</text:p>
          </table:table-cell>
          <table:table-cell office:value-type="float" office:value="80407" table:style-name="ce16">
            <text:p>80,407</text:p>
          </table:table-cell>
          <table:table-cell office:value-type="float" office:value="74797" table:style-name="ce16">
            <text:p>74,797</text:p>
          </table:table-cell>
          <table:table-cell office:value-type="float" office:value="5.59" table:style-name="ce17">
            <text:p>5.59</text:p>
          </table:table-cell>
          <table:table-cell office:value-type="float" office:value="265015" table:style-name="ce16">
            <text:p>265,015</text:p>
          </table:table-cell>
          <table:table-cell office:value-type="float" office:value="137436" table:style-name="ce16">
            <text:p>137,436</text:p>
          </table:table-cell>
          <table:table-cell office:value-type="float" office:value="127579" table:style-name="ce16">
            <text:p>127,579</text:p>
          </table:table-cell>
          <table:table-cell office:value-type="float" office:value="9.5399999999999991" table:style-name="ce17">
            <text:p>9.54</text:p>
          </table:table-cell>
          <table:table-cell office:value-type="float" office:value="288904" table:style-name="ce16">
            <text:p>288,904</text:p>
          </table:table-cell>
          <table:table-cell office:value-type="float" office:value="149864" table:style-name="ce16">
            <text:p>149,864</text:p>
          </table:table-cell>
          <table:table-cell office:value-type="float" office:value="139040" table:style-name="ce16">
            <text:p>139,040</text:p>
          </table:table-cell>
          <table:table-cell office:value-type="float" office:value="10.4" table:style-name="ce17">
            <text:p>10.40</text:p>
          </table:table-cell>
          <table:table-cell office:value-type="float" office:value="169475" table:style-name="ce16">
            <text:p>169,475</text:p>
          </table:table-cell>
          <table:table-cell office:value-type="float" office:value="88210" table:style-name="ce16">
            <text:p>88,210</text:p>
          </table:table-cell>
          <table:table-cell office:value-type="float" office:value="81265" table:style-name="ce16">
            <text:p>81,265</text:p>
          </table:table-cell>
          <table:table-cell office:value-type="float" office:value="6.1" table:style-name="ce17">
            <text:p>6.10</text:p>
          </table:table-cell>
          <table:table-cell office:value-type="float" office:value="2278200" table:style-name="ce16">
            <text:p>2,278,200</text:p>
          </table:table-cell>
          <table:table-cell office:value-type="float" office:value="1117690" table:style-name="ce16">
            <text:p>1,117,690</text:p>
          </table:table-cell>
          <table:table-cell office:value-type="float" office:value="1160510" table:style-name="ce16">
            <text:p>1,160,510</text:p>
          </table:table-cell>
          <table:table-cell office:value-type="float" office:value="82.01" table:style-name="ce17">
            <text:p>82.01</text:p>
          </table:table-cell>
          <table:table-cell office:value-type="float" office:value="384842" table:style-name="ce16">
            <text:p>384,842</text:p>
          </table:table-cell>
          <table:table-cell office:value-type="float" office:value="177616" table:style-name="ce16">
            <text:p>177,616</text:p>
          </table:table-cell>
          <table:table-cell office:value-type="float" office:value="207226" table:style-name="ce16">
            <text:p>207,226</text:p>
          </table:table-cell>
          <table:table-cell office:value-type="float" office:value="13.85" table:style-name="ce18">
            <text:p>13.85</text:p>
          </table:table-cell>
          <table:table-cell table:number-columns-repeated="16352"/>
        </table:table-row>
        <table:table-row table:style-name="ro6">
          <table:table-cell office:value-type="string" table:style-name="ce15">
            <text:p>臺灣省</text:p>
          </table:table-cell>
          <table:table-cell office:value-type="float" office:value="7121131" table:style-name="ce16">
            <text:p>7,121,131</text:p>
          </table:table-cell>
          <table:table-cell office:value-type="float" office:value="3632771" table:style-name="ce16">
            <text:p>3,632,771</text:p>
          </table:table-cell>
          <table:table-cell office:value-type="float" office:value="3488360" table:style-name="ce16">
            <text:p>3,488,360</text:p>
          </table:table-cell>
          <table:table-cell office:value-type="float" office:value="285470" table:style-name="ce16">
            <text:p>285,470</text:p>
          </table:table-cell>
          <table:table-cell office:value-type="float" office:value="148145" table:style-name="ce16">
            <text:p>148,145</text:p>
          </table:table-cell>
          <table:table-cell office:value-type="float" office:value="137325" table:style-name="ce16">
            <text:p>137,325</text:p>
          </table:table-cell>
          <table:table-cell office:value-type="float" office:value="4.01" table:style-name="ce17">
            <text:p>4.01</text:p>
          </table:table-cell>
          <table:table-cell office:value-type="float" office:value="400043" table:style-name="ce16">
            <text:p>400,043</text:p>
          </table:table-cell>
          <table:table-cell office:value-type="float" office:value="207715" table:style-name="ce16">
            <text:p>207,715</text:p>
          </table:table-cell>
          <table:table-cell office:value-type="float" office:value="192328" table:style-name="ce16">
            <text:p>192,328</text:p>
          </table:table-cell>
          <table:table-cell office:value-type="float" office:value="5.62" table:style-name="ce17">
            <text:p>5.62</text:p>
          </table:table-cell>
          <table:table-cell office:value-type="float" office:value="699453" table:style-name="ce16">
            <text:p>699,453</text:p>
          </table:table-cell>
          <table:table-cell office:value-type="float" office:value="364695" table:style-name="ce16">
            <text:p>364,695</text:p>
          </table:table-cell>
          <table:table-cell office:value-type="float" office:value="334758" table:style-name="ce16">
            <text:p>334,758</text:p>
          </table:table-cell>
          <table:table-cell office:value-type="float" office:value="9.82" table:style-name="ce17">
            <text:p>9.82</text:p>
          </table:table-cell>
          <table:table-cell office:value-type="float" office:value="766277" table:style-name="ce16">
            <text:p>766,277</text:p>
          </table:table-cell>
          <table:table-cell office:value-type="float" office:value="399401" table:style-name="ce16">
            <text:p>399,401</text:p>
          </table:table-cell>
          <table:table-cell office:value-type="float" office:value="366876" table:style-name="ce16">
            <text:p>366,876</text:p>
          </table:table-cell>
          <table:table-cell office:value-type="float" office:value="10.76" table:style-name="ce17">
            <text:p>10.76</text:p>
          </table:table-cell>
          <table:table-cell office:value-type="float" office:value="467761" table:style-name="ce16">
            <text:p>467,761</text:p>
          </table:table-cell>
          <table:table-cell office:value-type="float" office:value="245539" table:style-name="ce16">
            <text:p>245,539</text:p>
          </table:table-cell>
          <table:table-cell office:value-type="float" office:value="222222" table:style-name="ce16">
            <text:p>222,222</text:p>
          </table:table-cell>
          <table:table-cell office:value-type="float" office:value="6.57" table:style-name="ce17">
            <text:p>6.57</text:p>
          </table:table-cell>
          <table:table-cell office:value-type="float" office:value="5773719" table:style-name="ce16">
            <text:p>5,773,719</text:p>
          </table:table-cell>
          <table:table-cell office:value-type="float" office:value="2928454" table:style-name="ce16">
            <text:p>2,928,454</text:p>
          </table:table-cell>
          <table:table-cell office:value-type="float" office:value="2845265" table:style-name="ce16">
            <text:p>2,845,265</text:p>
          </table:table-cell>
          <table:table-cell office:value-type="float" office:value="81.08" table:style-name="ce17">
            <text:p>81.08</text:p>
          </table:table-cell>
          <table:table-cell office:value-type="float" office:value="1068270" table:style-name="ce16">
            <text:p>1,068,270</text:p>
          </table:table-cell>
          <table:table-cell office:value-type="float" office:value="494189" table:style-name="ce16">
            <text:p>494,189</text:p>
          </table:table-cell>
          <table:table-cell office:value-type="float" office:value="574081" table:style-name="ce16">
            <text:p>574,081</text:p>
          </table:table-cell>
          <table:table-cell office:value-type="float" office:value="15" table:style-name="ce18">
            <text:p>15.00</text:p>
          </table:table-cell>
          <table:table-cell table:number-columns-repeated="16352"/>
        </table:table-row>
        <table:table-row table:style-name="ro7">
          <table:table-cell office:value-type="string" table:style-name="ce20">
            <text:p>宜蘭縣</text:p>
          </table:table-cell>
          <table:table-cell office:value-type="float" office:value="456985" table:style-name="ce21">
            <text:p>456,985</text:p>
          </table:table-cell>
          <table:table-cell office:value-type="float" office:value="231292" table:style-name="ce21">
            <text:p>231,292</text:p>
          </table:table-cell>
          <table:table-cell office:value-type="float" office:value="225693" table:style-name="ce21">
            <text:p>225,693</text:p>
          </table:table-cell>
          <table:table-cell office:value-type="float" office:value="17537" table:style-name="ce21">
            <text:p>17,537</text:p>
          </table:table-cell>
          <table:table-cell office:value-type="float" office:value="9178" table:style-name="ce21">
            <text:p>9,178</text:p>
          </table:table-cell>
          <table:table-cell office:value-type="float" office:value="8359" table:style-name="ce21">
            <text:p>8,359</text:p>
          </table:table-cell>
          <table:table-cell office:value-type="float" office:value="3.84" table:style-name="ce22">
            <text:p>3.84</text:p>
          </table:table-cell>
          <table:table-cell office:value-type="float" office:value="24764" table:style-name="ce21">
            <text:p>24,764</text:p>
          </table:table-cell>
          <table:table-cell office:value-type="float" office:value="12969" table:style-name="ce21">
            <text:p>12,969</text:p>
          </table:table-cell>
          <table:table-cell office:value-type="float" office:value="11795" table:style-name="ce21">
            <text:p>11,795</text:p>
          </table:table-cell>
          <table:table-cell office:value-type="float" office:value="5.42" table:style-name="ce22">
            <text:p>5.42</text:p>
          </table:table-cell>
          <table:table-cell office:value-type="float" office:value="43133" table:style-name="ce21">
            <text:p>43,133</text:p>
          </table:table-cell>
          <table:table-cell office:value-type="float" office:value="22458" table:style-name="ce21">
            <text:p>22,458</text:p>
          </table:table-cell>
          <table:table-cell office:value-type="float" office:value="20675" table:style-name="ce21">
            <text:p>20,675</text:p>
          </table:table-cell>
          <table:table-cell office:value-type="float" office:value="9.44" table:style-name="ce22">
            <text:p>9.44</text:p>
          </table:table-cell>
          <table:table-cell office:value-type="float" office:value="47301" table:style-name="ce21">
            <text:p>47,301</text:p>
          </table:table-cell>
          <table:table-cell office:value-type="float" office:value="24575" table:style-name="ce21">
            <text:p>24,575</text:p>
          </table:table-cell>
          <table:table-cell office:value-type="float" office:value="22726" table:style-name="ce21">
            <text:p>22,726</text:p>
          </table:table-cell>
          <table:table-cell office:value-type="float" office:value="10.35" table:style-name="ce22">
            <text:p>10.35</text:p>
          </table:table-cell>
          <table:table-cell office:value-type="float" office:value="29102" table:style-name="ce21">
            <text:p>29,102</text:p>
          </table:table-cell>
          <table:table-cell office:value-type="float" office:value="15196" table:style-name="ce21">
            <text:p>15,196</text:p>
          </table:table-cell>
          <table:table-cell office:value-type="float" office:value="13906" table:style-name="ce21">
            <text:p>13,906</text:p>
          </table:table-cell>
          <table:table-cell office:value-type="float" office:value="6.37" table:style-name="ce22">
            <text:p>6.37</text:p>
          </table:table-cell>
          <table:table-cell office:value-type="float" office:value="373007" table:style-name="ce21">
            <text:p>373,007</text:p>
          </table:table-cell>
          <table:table-cell office:value-type="float" office:value="187521" table:style-name="ce21">
            <text:p>187,521</text:p>
          </table:table-cell>
          <table:table-cell office:value-type="float" office:value="185486" table:style-name="ce21">
            <text:p>185,486</text:p>
          </table:table-cell>
          <table:table-cell office:value-type="float" office:value="81.62" table:style-name="ce22">
            <text:p>81.62</text:p>
          </table:table-cell>
          <table:table-cell office:value-type="float" office:value="69120" table:style-name="ce21">
            <text:p>69,120</text:p>
          </table:table-cell>
          <table:table-cell office:value-type="float" office:value="32107" table:style-name="ce21">
            <text:p>32,107</text:p>
          </table:table-cell>
          <table:table-cell office:value-type="float" office:value="37013" table:style-name="ce21">
            <text:p>37,013</text:p>
          </table:table-cell>
          <table:table-cell office:value-type="float" office:value="15.13" table:style-name="ce23">
            <text:p>15.13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竹縣</text:p>
          </table:table-cell>
          <table:table-cell office:value-type="float" office:value="550070" table:style-name="ce21">
            <text:p>550,070</text:p>
          </table:table-cell>
          <table:table-cell office:value-type="float" office:value="281190" table:style-name="ce21">
            <text:p>281,190</text:p>
          </table:table-cell>
          <table:table-cell office:value-type="float" office:value="268880" table:style-name="ce21">
            <text:p>268,880</text:p>
          </table:table-cell>
          <table:table-cell office:value-type="float" office:value="29829" table:style-name="ce21">
            <text:p>29,829</text:p>
          </table:table-cell>
          <table:table-cell office:value-type="float" office:value="15418" table:style-name="ce21">
            <text:p>15,418</text:p>
          </table:table-cell>
          <table:table-cell office:value-type="float" office:value="14411" table:style-name="ce21">
            <text:p>14,411</text:p>
          </table:table-cell>
          <table:table-cell office:value-type="float" office:value="5.42" table:style-name="ce22">
            <text:p>5.42</text:p>
          </table:table-cell>
          <table:table-cell office:value-type="float" office:value="42637" table:style-name="ce21">
            <text:p>42,637</text:p>
          </table:table-cell>
          <table:table-cell office:value-type="float" office:value="22085" table:style-name="ce21">
            <text:p>22,085</text:p>
          </table:table-cell>
          <table:table-cell office:value-type="float" office:value="20552" table:style-name="ce21">
            <text:p>20,552</text:p>
          </table:table-cell>
          <table:table-cell office:value-type="float" office:value="7.75" table:style-name="ce22">
            <text:p>7.75</text:p>
          </table:table-cell>
          <table:table-cell office:value-type="float" office:value="73100" table:style-name="ce21">
            <text:p>73,100</text:p>
          </table:table-cell>
          <table:table-cell office:value-type="float" office:value="38054" table:style-name="ce21">
            <text:p>38,054</text:p>
          </table:table-cell>
          <table:table-cell office:value-type="float" office:value="35046" table:style-name="ce21">
            <text:p>35,046</text:p>
          </table:table-cell>
          <table:table-cell office:value-type="float" office:value="13.29" table:style-name="ce22">
            <text:p>13.29</text:p>
          </table:table-cell>
          <table:table-cell office:value-type="float" office:value="79084" table:style-name="ce21">
            <text:p>79,084</text:p>
          </table:table-cell>
          <table:table-cell office:value-type="float" office:value="41180" table:style-name="ce21">
            <text:p>41,180</text:p>
          </table:table-cell>
          <table:table-cell office:value-type="float" office:value="37904" table:style-name="ce21">
            <text:p>37,904</text:p>
          </table:table-cell>
          <table:table-cell office:value-type="float" office:value="14.38" table:style-name="ce22">
            <text:p>14.38</text:p>
          </table:table-cell>
          <table:table-cell office:value-type="float" office:value="39620" table:style-name="ce21">
            <text:p>39,620</text:p>
          </table:table-cell>
          <table:table-cell office:value-type="float" office:value="20833" table:style-name="ce21">
            <text:p>20,833</text:p>
          </table:table-cell>
          <table:table-cell office:value-type="float" office:value="18787" table:style-name="ce21">
            <text:p>18,787</text:p>
          </table:table-cell>
          <table:table-cell office:value-type="float" office:value="7.2" table:style-name="ce22">
            <text:p>7.20</text:p>
          </table:table-cell>
          <table:table-cell office:value-type="float" office:value="423098" table:style-name="ce21">
            <text:p>423,098</text:p>
          </table:table-cell>
          <table:table-cell office:value-type="float" office:value="214826" table:style-name="ce21">
            <text:p>214,826</text:p>
          </table:table-cell>
          <table:table-cell office:value-type="float" office:value="208272" table:style-name="ce21">
            <text:p>208,272</text:p>
          </table:table-cell>
          <table:table-cell office:value-type="float" office:value="76.92" table:style-name="ce22">
            <text:p>76.92</text:p>
          </table:table-cell>
          <table:table-cell office:value-type="float" office:value="65347" table:style-name="ce21">
            <text:p>65,347</text:p>
          </table:table-cell>
          <table:table-cell office:value-type="float" office:value="31338" table:style-name="ce21">
            <text:p>31,338</text:p>
          </table:table-cell>
          <table:table-cell office:value-type="float" office:value="34009" table:style-name="ce21">
            <text:p>34,009</text:p>
          </table:table-cell>
          <table:table-cell office:value-type="float" office:value="11.88" table:style-name="ce23">
            <text:p>11.88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苗栗縣</text:p>
          </table:table-cell>
          <table:table-cell office:value-type="float" office:value="555972" table:style-name="ce21">
            <text:p>555,972</text:p>
          </table:table-cell>
          <table:table-cell office:value-type="float" office:value="286841" table:style-name="ce21">
            <text:p>286,841</text:p>
          </table:table-cell>
          <table:table-cell office:value-type="float" office:value="269131" table:style-name="ce21">
            <text:p>269,131</text:p>
          </table:table-cell>
          <table:table-cell office:value-type="float" office:value="24239" table:style-name="ce21">
            <text:p>24,239</text:p>
          </table:table-cell>
          <table:table-cell office:value-type="float" office:value="12470" table:style-name="ce21">
            <text:p>12,470</text:p>
          </table:table-cell>
          <table:table-cell office:value-type="float" office:value="11769" table:style-name="ce21">
            <text:p>11,769</text:p>
          </table:table-cell>
          <table:table-cell office:value-type="float" office:value="4.3600000000000003" table:style-name="ce22">
            <text:p>4.36</text:p>
          </table:table-cell>
          <table:table-cell office:value-type="float" office:value="33664" table:style-name="ce21">
            <text:p>33,664</text:p>
          </table:table-cell>
          <table:table-cell office:value-type="float" office:value="17369" table:style-name="ce21">
            <text:p>17,369</text:p>
          </table:table-cell>
          <table:table-cell office:value-type="float" office:value="16295" table:style-name="ce21">
            <text:p>16,295</text:p>
          </table:table-cell>
          <table:table-cell office:value-type="float" office:value="6.05" table:style-name="ce22">
            <text:p>6.05</text:p>
          </table:table-cell>
          <table:table-cell office:value-type="float" office:value="57543" table:style-name="ce21">
            <text:p>57,543</text:p>
          </table:table-cell>
          <table:table-cell office:value-type="float" office:value="29904" table:style-name="ce21">
            <text:p>29,904</text:p>
          </table:table-cell>
          <table:table-cell office:value-type="float" office:value="27639" table:style-name="ce21">
            <text:p>27,639</text:p>
          </table:table-cell>
          <table:table-cell office:value-type="float" office:value="10.35" table:style-name="ce22">
            <text:p>10.35</text:p>
          </table:table-cell>
          <table:table-cell office:value-type="float" office:value="62706" table:style-name="ce21">
            <text:p>62,706</text:p>
          </table:table-cell>
          <table:table-cell office:value-type="float" office:value="32625" table:style-name="ce21">
            <text:p>32,625</text:p>
          </table:table-cell>
          <table:table-cell office:value-type="float" office:value="30081" table:style-name="ce21">
            <text:p>30,081</text:p>
          </table:table-cell>
          <table:table-cell office:value-type="float" office:value="11.28" table:style-name="ce22">
            <text:p>11.28</text:p>
          </table:table-cell>
          <table:table-cell office:value-type="float" office:value="36159" table:style-name="ce21">
            <text:p>36,159</text:p>
          </table:table-cell>
          <table:table-cell office:value-type="float" office:value="19220" table:style-name="ce21">
            <text:p>19,220</text:p>
          </table:table-cell>
          <table:table-cell office:value-type="float" office:value="16939" table:style-name="ce21">
            <text:p>16,939</text:p>
          </table:table-cell>
          <table:table-cell office:value-type="float" office:value="6.5" table:style-name="ce22">
            <text:p>6.50</text:p>
          </table:table-cell>
          <table:table-cell office:value-type="float" office:value="448745" table:style-name="ce21">
            <text:p>448,745</text:p>
          </table:table-cell>
          <table:table-cell office:value-type="float" office:value="230564" table:style-name="ce21">
            <text:p>230,564</text:p>
          </table:table-cell>
          <table:table-cell office:value-type="float" office:value="218181" table:style-name="ce21">
            <text:p>218,181</text:p>
          </table:table-cell>
          <table:table-cell office:value-type="float" office:value="80.709999999999994" table:style-name="ce22">
            <text:p>80.71</text:p>
          </table:table-cell>
          <table:table-cell office:value-type="float" office:value="84138" table:style-name="ce21">
            <text:p>84,138</text:p>
          </table:table-cell>
          <table:table-cell office:value-type="float" office:value="39997" table:style-name="ce21">
            <text:p>39,997</text:p>
          </table:table-cell>
          <table:table-cell office:value-type="float" office:value="44141" table:style-name="ce21">
            <text:p>44,141</text:p>
          </table:table-cell>
          <table:table-cell office:value-type="float" office:value="15.13" table:style-name="ce23">
            <text:p>15.13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4045" table:style-name="ce21">
            <text:p>1,284,045</text:p>
          </table:table-cell>
          <table:table-cell office:value-type="float" office:value="654805" table:style-name="ce21">
            <text:p>654,805</text:p>
          </table:table-cell>
          <table:table-cell office:value-type="float" office:value="629240" table:style-name="ce21">
            <text:p>629,240</text:p>
          </table:table-cell>
          <table:table-cell office:value-type="float" office:value="57480" table:style-name="ce21">
            <text:p>57,480</text:p>
          </table:table-cell>
          <table:table-cell office:value-type="float" office:value="29984" table:style-name="ce21">
            <text:p>29,984</text:p>
          </table:table-cell>
          <table:table-cell office:value-type="float" office:value="27496" table:style-name="ce21">
            <text:p>27,496</text:p>
          </table:table-cell>
          <table:table-cell office:value-type="float" office:value="4.4800000000000004" table:style-name="ce22">
            <text:p>4.48</text:p>
          </table:table-cell>
          <table:table-cell office:value-type="float" office:value="78214" table:style-name="ce21">
            <text:p>78,214</text:p>
          </table:table-cell>
          <table:table-cell office:value-type="float" office:value="40698" table:style-name="ce21">
            <text:p>40,698</text:p>
          </table:table-cell>
          <table:table-cell office:value-type="float" office:value="37516" table:style-name="ce21">
            <text:p>37,516</text:p>
          </table:table-cell>
          <table:table-cell office:value-type="float" office:value="6.09" table:style-name="ce22">
            <text:p>6.09</text:p>
          </table:table-cell>
          <table:table-cell office:value-type="float" office:value="133012" table:style-name="ce21">
            <text:p>133,012</text:p>
          </table:table-cell>
          <table:table-cell office:value-type="float" office:value="69506" table:style-name="ce21">
            <text:p>69,506</text:p>
          </table:table-cell>
          <table:table-cell office:value-type="float" office:value="63506" table:style-name="ce21">
            <text:p>63,506</text:p>
          </table:table-cell>
          <table:table-cell office:value-type="float" office:value="10.36" table:style-name="ce22">
            <text:p>10.36</text:p>
          </table:table-cell>
          <table:table-cell office:value-type="float" office:value="145390" table:style-name="ce21">
            <text:p>145,390</text:p>
          </table:table-cell>
          <table:table-cell office:value-type="float" office:value="75915" table:style-name="ce21">
            <text:p>75,915</text:p>
          </table:table-cell>
          <table:table-cell office:value-type="float" office:value="69475" table:style-name="ce21">
            <text:p>69,475</text:p>
          </table:table-cell>
          <table:table-cell office:value-type="float" office:value="11.32" table:style-name="ce22">
            <text:p>11.32</text:p>
          </table:table-cell>
          <table:table-cell office:value-type="float" office:value="87032" table:style-name="ce21">
            <text:p>87,032</text:p>
          </table:table-cell>
          <table:table-cell office:value-type="float" office:value="45791" table:style-name="ce21">
            <text:p>45,791</text:p>
          </table:table-cell>
          <table:table-cell office:value-type="float" office:value="41241" table:style-name="ce21">
            <text:p>41,241</text:p>
          </table:table-cell>
          <table:table-cell office:value-type="float" office:value="6.78" table:style-name="ce22">
            <text:p>6.78</text:p>
          </table:table-cell>
          <table:table-cell office:value-type="float" office:value="1030605" table:style-name="ce21">
            <text:p>1,030,605</text:p>
          </table:table-cell>
          <table:table-cell office:value-type="float" office:value="522152" table:style-name="ce21">
            <text:p>522,152</text:p>
          </table:table-cell>
          <table:table-cell office:value-type="float" office:value="508453" table:style-name="ce21">
            <text:p>508,453</text:p>
          </table:table-cell>
          <table:table-cell office:value-type="float" office:value="80.260000000000005" table:style-name="ce22">
            <text:p>80.26</text:p>
          </table:table-cell>
          <table:table-cell office:value-type="float" office:value="186197" table:style-name="ce21">
            <text:p>186,197</text:p>
          </table:table-cell>
          <table:table-cell office:value-type="float" office:value="85676" table:style-name="ce21">
            <text:p>85,676</text:p>
          </table:table-cell>
          <table:table-cell office:value-type="float" office:value="100521" table:style-name="ce21">
            <text:p>100,521</text:p>
          </table:table-cell>
          <table:table-cell office:value-type="float" office:value="14.5" table:style-name="ce23">
            <text:p>14.50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南投縣</text:p>
          </table:table-cell>
          <table:table-cell office:value-type="float" office:value="502932" table:style-name="ce21">
            <text:p>502,932</text:p>
          </table:table-cell>
          <table:table-cell office:value-type="float" office:value="257730" table:style-name="ce21">
            <text:p>257,730</text:p>
          </table:table-cell>
          <table:table-cell office:value-type="float" office:value="245202" table:style-name="ce21">
            <text:p>245,202</text:p>
          </table:table-cell>
          <table:table-cell office:value-type="float" office:value="16573" table:style-name="ce21">
            <text:p>16,573</text:p>
          </table:table-cell>
          <table:table-cell office:value-type="float" office:value="8631" table:style-name="ce21">
            <text:p>8,631</text:p>
          </table:table-cell>
          <table:table-cell office:value-type="float" office:value="7942" table:style-name="ce21">
            <text:p>7,942</text:p>
          </table:table-cell>
          <table:table-cell office:value-type="float" office:value="3.3" table:style-name="ce22">
            <text:p>3.30</text:p>
          </table:table-cell>
          <table:table-cell office:value-type="float" office:value="23548" table:style-name="ce21">
            <text:p>23,548</text:p>
          </table:table-cell>
          <table:table-cell office:value-type="float" office:value="12227" table:style-name="ce21">
            <text:p>12,227</text:p>
          </table:table-cell>
          <table:table-cell office:value-type="float" office:value="11321" table:style-name="ce21">
            <text:p>11,321</text:p>
          </table:table-cell>
          <table:table-cell office:value-type="float" office:value="4.68" table:style-name="ce22">
            <text:p>4.68</text:p>
          </table:table-cell>
          <table:table-cell office:value-type="float" office:value="42657" table:style-name="ce21">
            <text:p>42,657</text:p>
          </table:table-cell>
          <table:table-cell office:value-type="float" office:value="22173" table:style-name="ce21">
            <text:p>22,173</text:p>
          </table:table-cell>
          <table:table-cell office:value-type="float" office:value="20484" table:style-name="ce21">
            <text:p>20,484</text:p>
          </table:table-cell>
          <table:table-cell office:value-type="float" office:value="8.48" table:style-name="ce22">
            <text:p>8.48</text:p>
          </table:table-cell>
          <table:table-cell office:value-type="float" office:value="47130" table:style-name="ce21">
            <text:p>47,130</text:p>
          </table:table-cell>
          <table:table-cell office:value-type="float" office:value="24451" table:style-name="ce21">
            <text:p>24,451</text:p>
          </table:table-cell>
          <table:table-cell office:value-type="float" office:value="22679" table:style-name="ce21">
            <text:p>22,679</text:p>
          </table:table-cell>
          <table:table-cell office:value-type="float" office:value="9.3699999999999992" table:style-name="ce22">
            <text:p>9.37</text:p>
          </table:table-cell>
          <table:table-cell office:value-type="float" office:value="32259" table:style-name="ce21">
            <text:p>32,259</text:p>
          </table:table-cell>
          <table:table-cell office:value-type="float" office:value="16810" table:style-name="ce21">
            <text:p>16,810</text:p>
          </table:table-cell>
          <table:table-cell office:value-type="float" office:value="15449" table:style-name="ce21">
            <text:p>15,449</text:p>
          </table:table-cell>
          <table:table-cell office:value-type="float" office:value="6.41" table:style-name="ce22">
            <text:p>6.41</text:p>
          </table:table-cell>
          <table:table-cell office:value-type="float" office:value="415291" table:style-name="ce21">
            <text:p>415,291</text:p>
          </table:table-cell>
          <table:table-cell office:value-type="float" office:value="212137" table:style-name="ce21">
            <text:p>212,137</text:p>
          </table:table-cell>
          <table:table-cell office:value-type="float" office:value="203154" table:style-name="ce21">
            <text:p>203,154</text:p>
          </table:table-cell>
          <table:table-cell office:value-type="float" office:value="82.57" table:style-name="ce22">
            <text:p>82.57</text:p>
          </table:table-cell>
          <table:table-cell office:value-type="float" office:value="81673" table:style-name="ce21">
            <text:p>81,673</text:p>
          </table:table-cell>
          <table:table-cell office:value-type="float" office:value="38200" table:style-name="ce21">
            <text:p>38,200</text:p>
          </table:table-cell>
          <table:table-cell office:value-type="float" office:value="43473" table:style-name="ce21">
            <text:p>43,473</text:p>
          </table:table-cell>
          <table:table-cell office:value-type="float" office:value="16.239999999999998" table:style-name="ce23">
            <text:p>16.24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雲林縣</text:p>
          </table:table-cell>
          <table:table-cell office:value-type="float" office:value="692074" table:style-name="ce21">
            <text:p>692,074</text:p>
          </table:table-cell>
          <table:table-cell office:value-type="float" office:value="359292" table:style-name="ce21">
            <text:p>359,292</text:p>
          </table:table-cell>
          <table:table-cell office:value-type="float" office:value="332782" table:style-name="ce21">
            <text:p>332,782</text:p>
          </table:table-cell>
          <table:table-cell office:value-type="float" office:value="24349" table:style-name="ce21">
            <text:p>24,349</text:p>
          </table:table-cell>
          <table:table-cell office:value-type="float" office:value="12558" table:style-name="ce21">
            <text:p>12,558</text:p>
          </table:table-cell>
          <table:table-cell office:value-type="float" office:value="11791" table:style-name="ce21">
            <text:p>11,791</text:p>
          </table:table-cell>
          <table:table-cell office:value-type="float" office:value="3.52" table:style-name="ce22">
            <text:p>3.52</text:p>
          </table:table-cell>
          <table:table-cell office:value-type="float" office:value="34280" table:style-name="ce21">
            <text:p>34,280</text:p>
          </table:table-cell>
          <table:table-cell office:value-type="float" office:value="17698" table:style-name="ce21">
            <text:p>17,698</text:p>
          </table:table-cell>
          <table:table-cell office:value-type="float" office:value="16582" table:style-name="ce21">
            <text:p>16,582</text:p>
          </table:table-cell>
          <table:table-cell office:value-type="float" office:value="4.95" table:style-name="ce22">
            <text:p>4.95</text:p>
          </table:table-cell>
          <table:table-cell office:value-type="float" office:value="62143" table:style-name="ce21">
            <text:p>62,143</text:p>
          </table:table-cell>
          <table:table-cell office:value-type="float" office:value="32467" table:style-name="ce21">
            <text:p>32,467</text:p>
          </table:table-cell>
          <table:table-cell office:value-type="float" office:value="29676" table:style-name="ce21">
            <text:p>29,676</text:p>
          </table:table-cell>
          <table:table-cell office:value-type="float" office:value="8.98" table:style-name="ce22">
            <text:p>8.98</text:p>
          </table:table-cell>
          <table:table-cell office:value-type="float" office:value="68646" table:style-name="ce21">
            <text:p>68,646</text:p>
          </table:table-cell>
          <table:table-cell office:value-type="float" office:value="35825" table:style-name="ce21">
            <text:p>35,825</text:p>
          </table:table-cell>
          <table:table-cell office:value-type="float" office:value="32821" table:style-name="ce21">
            <text:p>32,821</text:p>
          </table:table-cell>
          <table:table-cell office:value-type="float" office:value="9.92" table:style-name="ce22">
            <text:p>9.92</text:p>
          </table:table-cell>
          <table:table-cell office:value-type="float" office:value="45916" table:style-name="ce21">
            <text:p>45,916</text:p>
          </table:table-cell>
          <table:table-cell office:value-type="float" office:value="24122" table:style-name="ce21">
            <text:p>24,122</text:p>
          </table:table-cell>
          <table:table-cell office:value-type="float" office:value="21794" table:style-name="ce21">
            <text:p>21,794</text:p>
          </table:table-cell>
          <table:table-cell office:value-type="float" office:value="6.63" table:style-name="ce22">
            <text:p>6.63</text:p>
          </table:table-cell>
          <table:table-cell office:value-type="float" office:value="566738" table:style-name="ce21">
            <text:p>566,738</text:p>
          </table:table-cell>
          <table:table-cell office:value-type="float" office:value="293648" table:style-name="ce21">
            <text:p>293,648</text:p>
          </table:table-cell>
          <table:table-cell office:value-type="float" office:value="273090" table:style-name="ce21">
            <text:p>273,090</text:p>
          </table:table-cell>
          <table:table-cell office:value-type="float" office:value="81.89" table:style-name="ce22">
            <text:p>81.89</text:p>
          </table:table-cell>
          <table:table-cell office:value-type="float" office:value="119739" table:style-name="ce21">
            <text:p>119,739</text:p>
          </table:table-cell>
          <table:table-cell office:value-type="float" office:value="54480" table:style-name="ce21">
            <text:p>54,480</text:p>
          </table:table-cell>
          <table:table-cell office:value-type="float" office:value="65259" table:style-name="ce21">
            <text:p>65,259</text:p>
          </table:table-cell>
          <table:table-cell office:value-type="float" office:value="17.3" table:style-name="ce23">
            <text:p>17.30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嘉義縣</text:p>
          </table:table-cell>
          <table:table-cell office:value-type="float" office:value="512792" table:style-name="ce21">
            <text:p>512,792</text:p>
          </table:table-cell>
          <table:table-cell office:value-type="float" office:value="266824" table:style-name="ce21">
            <text:p>266,824</text:p>
          </table:table-cell>
          <table:table-cell office:value-type="float" office:value="245968" table:style-name="ce21">
            <text:p>245,968</text:p>
          </table:table-cell>
          <table:table-cell office:value-type="float" office:value="14716" table:style-name="ce21">
            <text:p>14,716</text:p>
          </table:table-cell>
          <table:table-cell office:value-type="float" office:value="7660" table:style-name="ce21">
            <text:p>7,660</text:p>
          </table:table-cell>
          <table:table-cell office:value-type="float" office:value="7056" table:style-name="ce21">
            <text:p>7,056</text:p>
          </table:table-cell>
          <table:table-cell office:value-type="float" office:value="2.87" table:style-name="ce22">
            <text:p>2.87</text:p>
          </table:table-cell>
          <table:table-cell office:value-type="float" office:value="20604" table:style-name="ce21">
            <text:p>20,604</text:p>
          </table:table-cell>
          <table:table-cell office:value-type="float" office:value="10706" table:style-name="ce21">
            <text:p>10,706</text:p>
          </table:table-cell>
          <table:table-cell office:value-type="float" office:value="9898" table:style-name="ce21">
            <text:p>9,898</text:p>
          </table:table-cell>
          <table:table-cell office:value-type="float" office:value="4.0199999999999996" table:style-name="ce22">
            <text:p>4.02</text:p>
          </table:table-cell>
          <table:table-cell office:value-type="float" office:value="37745" table:style-name="ce21">
            <text:p>37,745</text:p>
          </table:table-cell>
          <table:table-cell office:value-type="float" office:value="19706" table:style-name="ce21">
            <text:p>19,706</text:p>
          </table:table-cell>
          <table:table-cell office:value-type="float" office:value="18039" table:style-name="ce21">
            <text:p>18,039</text:p>
          </table:table-cell>
          <table:table-cell office:value-type="float" office:value="7.36" table:style-name="ce22">
            <text:p>7.36</text:p>
          </table:table-cell>
          <table:table-cell office:value-type="float" office:value="41732" table:style-name="ce21">
            <text:p>41,732</text:p>
          </table:table-cell>
          <table:table-cell office:value-type="float" office:value="21823" table:style-name="ce21">
            <text:p>21,823</text:p>
          </table:table-cell>
          <table:table-cell office:value-type="float" office:value="19909" table:style-name="ce21">
            <text:p>19,909</text:p>
          </table:table-cell>
          <table:table-cell office:value-type="float" office:value="8.14" table:style-name="ce22">
            <text:p>8.14</text:p>
          </table:table-cell>
          <table:table-cell office:value-type="float" office:value="31347" table:style-name="ce21">
            <text:p>31,347</text:p>
          </table:table-cell>
          <table:table-cell office:value-type="float" office:value="16525" table:style-name="ce21">
            <text:p>16,525</text:p>
          </table:table-cell>
          <table:table-cell office:value-type="float" office:value="14822" table:style-name="ce21">
            <text:p>14,822</text:p>
          </table:table-cell>
          <table:table-cell office:value-type="float" office:value="6.11" table:style-name="ce22">
            <text:p>6.11</text:p>
          </table:table-cell>
          <table:table-cell office:value-type="float" office:value="430889" table:style-name="ce21">
            <text:p>430,889</text:p>
          </table:table-cell>
          <table:table-cell office:value-type="float" office:value="223895" table:style-name="ce21">
            <text:p>223,895</text:p>
          </table:table-cell>
          <table:table-cell office:value-type="float" office:value="206994" table:style-name="ce21">
            <text:p>206,994</text:p>
          </table:table-cell>
          <table:table-cell office:value-type="float" office:value="84.03" table:style-name="ce22">
            <text:p>84.03</text:p>
          </table:table-cell>
          <table:table-cell office:value-type="float" office:value="93293" table:style-name="ce21">
            <text:p>93,293</text:p>
          </table:table-cell>
          <table:table-cell office:value-type="float" office:value="42721" table:style-name="ce21">
            <text:p>42,721</text:p>
          </table:table-cell>
          <table:table-cell office:value-type="float" office:value="50572" table:style-name="ce21">
            <text:p>50,572</text:p>
          </table:table-cell>
          <table:table-cell office:value-type="float" office:value="18.190000000000001" table:style-name="ce23">
            <text:p>18.19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屏東縣</text:p>
          </table:table-cell>
          <table:table-cell office:value-type="float" office:value="832127" table:style-name="ce21">
            <text:p>832,127</text:p>
          </table:table-cell>
          <table:table-cell office:value-type="float" office:value="425774" table:style-name="ce21">
            <text:p>425,774</text:p>
          </table:table-cell>
          <table:table-cell office:value-type="float" office:value="406353" table:style-name="ce21">
            <text:p>406,353</text:p>
          </table:table-cell>
          <table:table-cell office:value-type="float" office:value="27176" table:style-name="ce21">
            <text:p>27,176</text:p>
          </table:table-cell>
          <table:table-cell office:value-type="float" office:value="14171" table:style-name="ce21">
            <text:p>14,171</text:p>
          </table:table-cell>
          <table:table-cell office:value-type="float" office:value="13005" table:style-name="ce21">
            <text:p>13,005</text:p>
          </table:table-cell>
          <table:table-cell office:value-type="float" office:value="3.27" table:style-name="ce22">
            <text:p>3.27</text:p>
          </table:table-cell>
          <table:table-cell office:value-type="float" office:value="38490" table:style-name="ce21">
            <text:p>38,490</text:p>
          </table:table-cell>
          <table:table-cell office:value-type="float" office:value="20112" table:style-name="ce21">
            <text:p>20,112</text:p>
          </table:table-cell>
          <table:table-cell office:value-type="float" office:value="18378" table:style-name="ce21">
            <text:p>18,378</text:p>
          </table:table-cell>
          <table:table-cell office:value-type="float" office:value="4.63" table:style-name="ce22">
            <text:p>4.63</text:p>
          </table:table-cell>
          <table:table-cell office:value-type="float" office:value="69179" table:style-name="ce21">
            <text:p>69,179</text:p>
          </table:table-cell>
          <table:table-cell office:value-type="float" office:value="36205" table:style-name="ce21">
            <text:p>36,205</text:p>
          </table:table-cell>
          <table:table-cell office:value-type="float" office:value="32974" table:style-name="ce21">
            <text:p>32,974</text:p>
          </table:table-cell>
          <table:table-cell office:value-type="float" office:value="8.31" table:style-name="ce22">
            <text:p>8.31</text:p>
          </table:table-cell>
          <table:table-cell office:value-type="float" office:value="76482" table:style-name="ce21">
            <text:p>76,482</text:p>
          </table:table-cell>
          <table:table-cell office:value-type="float" office:value="39977" table:style-name="ce21">
            <text:p>39,977</text:p>
          </table:table-cell>
          <table:table-cell office:value-type="float" office:value="36505" table:style-name="ce21">
            <text:p>36,505</text:p>
          </table:table-cell>
          <table:table-cell office:value-type="float" office:value="9.19" table:style-name="ce22">
            <text:p>9.19</text:p>
          </table:table-cell>
          <table:table-cell office:value-type="float" office:value="51156" table:style-name="ce21">
            <text:p>51,156</text:p>
          </table:table-cell>
          <table:table-cell office:value-type="float" office:value="26696" table:style-name="ce21">
            <text:p>26,696</text:p>
          </table:table-cell>
          <table:table-cell office:value-type="float" office:value="24460" table:style-name="ce21">
            <text:p>24,460</text:p>
          </table:table-cell>
          <table:table-cell office:value-type="float" office:value="6.15" table:style-name="ce22">
            <text:p>6.15</text:p>
          </table:table-cell>
          <table:table-cell office:value-type="float" office:value="691013" table:style-name="ce21">
            <text:p>691,013</text:p>
          </table:table-cell>
          <table:table-cell office:value-type="float" office:value="352008" table:style-name="ce21">
            <text:p>352,008</text:p>
          </table:table-cell>
          <table:table-cell office:value-type="float" office:value="339005" table:style-name="ce21">
            <text:p>339,005</text:p>
          </table:table-cell>
          <table:table-cell office:value-type="float" office:value="83.04" table:style-name="ce22">
            <text:p>83.04</text:p>
          </table:table-cell>
          <table:table-cell office:value-type="float" office:value="129287" table:style-name="ce21">
            <text:p>129,287</text:p>
          </table:table-cell>
          <table:table-cell office:value-type="float" office:value="60974" table:style-name="ce21">
            <text:p>60,974</text:p>
          </table:table-cell>
          <table:table-cell office:value-type="float" office:value="68313" table:style-name="ce21">
            <text:p>68,313</text:p>
          </table:table-cell>
          <table:table-cell office:value-type="float" office:value="15.54" table:style-name="ce23">
            <text:p>15.54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東縣</text:p>
          </table:table-cell>
          <table:table-cell office:value-type="float" office:value="219974" table:style-name="ce21">
            <text:p>219,974</text:p>
          </table:table-cell>
          <table:table-cell office:value-type="float" office:value="113658" table:style-name="ce21">
            <text:p>113,658</text:p>
          </table:table-cell>
          <table:table-cell office:value-type="float" office:value="106316" table:style-name="ce21">
            <text:p>106,316</text:p>
          </table:table-cell>
          <table:table-cell office:value-type="float" office:value="8084" table:style-name="ce21">
            <text:p>8,084</text:p>
          </table:table-cell>
          <table:table-cell office:value-type="float" office:value="4198" table:style-name="ce21">
            <text:p>4,198</text:p>
          </table:table-cell>
          <table:table-cell office:value-type="float" office:value="3886" table:style-name="ce21">
            <text:p>3,886</text:p>
          </table:table-cell>
          <table:table-cell office:value-type="float" office:value="3.67" table:style-name="ce22">
            <text:p>3.67</text:p>
          </table:table-cell>
          <table:table-cell office:value-type="float" office:value="11390" table:style-name="ce21">
            <text:p>11,390</text:p>
          </table:table-cell>
          <table:table-cell office:value-type="float" office:value="5937" table:style-name="ce21">
            <text:p>5,937</text:p>
          </table:table-cell>
          <table:table-cell office:value-type="float" office:value="5453" table:style-name="ce21">
            <text:p>5,453</text:p>
          </table:table-cell>
          <table:table-cell office:value-type="float" office:value="5.18" table:style-name="ce22">
            <text:p>5.18</text:p>
          </table:table-cell>
          <table:table-cell office:value-type="float" office:value="20392" table:style-name="ce21">
            <text:p>20,392</text:p>
          </table:table-cell>
          <table:table-cell office:value-type="float" office:value="10663" table:style-name="ce21">
            <text:p>10,663</text:p>
          </table:table-cell>
          <table:table-cell office:value-type="float" office:value="9729" table:style-name="ce21">
            <text:p>9,729</text:p>
          </table:table-cell>
          <table:table-cell office:value-type="float" office:value="9.27" table:style-name="ce22">
            <text:p>9.27</text:p>
          </table:table-cell>
          <table:table-cell office:value-type="float" office:value="22414" table:style-name="ce21">
            <text:p>22,414</text:p>
          </table:table-cell>
          <table:table-cell office:value-type="float" office:value="11739" table:style-name="ce21">
            <text:p>11,739</text:p>
          </table:table-cell>
          <table:table-cell office:value-type="float" office:value="10675" table:style-name="ce21">
            <text:p>10,675</text:p>
          </table:table-cell>
          <table:table-cell office:value-type="float" office:value="10.19" table:style-name="ce22">
            <text:p>10.19</text:p>
          </table:table-cell>
          <table:table-cell office:value-type="float" office:value="14184" table:style-name="ce21">
            <text:p>14,184</text:p>
          </table:table-cell>
          <table:table-cell office:value-type="float" office:value="7465" table:style-name="ce21">
            <text:p>7,465</text:p>
          </table:table-cell>
          <table:table-cell office:value-type="float" office:value="6719" table:style-name="ce21">
            <text:p>6,719</text:p>
          </table:table-cell>
          <table:table-cell office:value-type="float" office:value="6.45" table:style-name="ce22">
            <text:p>6.45</text:p>
          </table:table-cell>
          <table:table-cell office:value-type="float" office:value="179811" table:style-name="ce21">
            <text:p>179,811</text:p>
          </table:table-cell>
          <table:table-cell office:value-type="float" office:value="92654" table:style-name="ce21">
            <text:p>92,654</text:p>
          </table:table-cell>
          <table:table-cell office:value-type="float" office:value="87157" table:style-name="ce21">
            <text:p>87,157</text:p>
          </table:table-cell>
          <table:table-cell office:value-type="float" office:value="81.739999999999995" table:style-name="ce22">
            <text:p>81.74</text:p>
          </table:table-cell>
          <table:table-cell office:value-type="float" office:value="33613" table:style-name="ce21">
            <text:p>33,613</text:p>
          </table:table-cell>
          <table:table-cell office:value-type="float" office:value="15371" table:style-name="ce21">
            <text:p>15,371</text:p>
          </table:table-cell>
          <table:table-cell office:value-type="float" office:value="18242" table:style-name="ce21">
            <text:p>18,242</text:p>
          </table:table-cell>
          <table:table-cell office:value-type="float" office:value="15.28" table:style-name="ce23">
            <text:p>15.28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花蓮縣</text:p>
          </table:table-cell>
          <table:table-cell office:value-type="float" office:value="329845" table:style-name="ce21">
            <text:p>329,845</text:p>
          </table:table-cell>
          <table:table-cell office:value-type="float" office:value="167639" table:style-name="ce21">
            <text:p>167,639</text:p>
          </table:table-cell>
          <table:table-cell office:value-type="float" office:value="162206" table:style-name="ce21">
            <text:p>162,206</text:p>
          </table:table-cell>
          <table:table-cell office:value-type="float" office:value="12997" table:style-name="ce21">
            <text:p>12,997</text:p>
          </table:table-cell>
          <table:table-cell office:value-type="float" office:value="6738" table:style-name="ce21">
            <text:p>6,738</text:p>
          </table:table-cell>
          <table:table-cell office:value-type="float" office:value="6259" table:style-name="ce21">
            <text:p>6,259</text:p>
          </table:table-cell>
          <table:table-cell office:value-type="float" office:value="3.94" table:style-name="ce22">
            <text:p>3.94</text:p>
          </table:table-cell>
          <table:table-cell office:value-type="float" office:value="18117" table:style-name="ce21">
            <text:p>18,117</text:p>
          </table:table-cell>
          <table:table-cell office:value-type="float" office:value="9456" table:style-name="ce21">
            <text:p>9,456</text:p>
          </table:table-cell>
          <table:table-cell office:value-type="float" office:value="8661" table:style-name="ce21">
            <text:p>8,661</text:p>
          </table:table-cell>
          <table:table-cell office:value-type="float" office:value="5.49" table:style-name="ce22">
            <text:p>5.49</text:p>
          </table:table-cell>
          <table:table-cell office:value-type="float" office:value="31262" table:style-name="ce21">
            <text:p>31,262</text:p>
          </table:table-cell>
          <table:table-cell office:value-type="float" office:value="16359" table:style-name="ce21">
            <text:p>16,359</text:p>
          </table:table-cell>
          <table:table-cell office:value-type="float" office:value="14903" table:style-name="ce21">
            <text:p>14,903</text:p>
          </table:table-cell>
          <table:table-cell office:value-type="float" office:value="9.48" table:style-name="ce22">
            <text:p>9.48</text:p>
          </table:table-cell>
          <table:table-cell office:value-type="float" office:value="34228" table:style-name="ce21">
            <text:p>34,228</text:p>
          </table:table-cell>
          <table:table-cell office:value-type="float" office:value="17876" table:style-name="ce21">
            <text:p>17,876</text:p>
          </table:table-cell>
          <table:table-cell office:value-type="float" office:value="16352" table:style-name="ce21">
            <text:p>16,352</text:p>
          </table:table-cell>
          <table:table-cell office:value-type="float" office:value="10.38" table:style-name="ce22">
            <text:p>10.38</text:p>
          </table:table-cell>
          <table:table-cell office:value-type="float" office:value="20736" table:style-name="ce21">
            <text:p>20,736</text:p>
          </table:table-cell>
          <table:table-cell office:value-type="float" office:value="10813" table:style-name="ce21">
            <text:p>10,813</text:p>
          </table:table-cell>
          <table:table-cell office:value-type="float" office:value="9923" table:style-name="ce21">
            <text:p>9,923</text:p>
          </table:table-cell>
          <table:table-cell office:value-type="float" office:value="6.29" table:style-name="ce22">
            <text:p>6.29</text:p>
          </table:table-cell>
          <table:table-cell office:value-type="float" office:value="269561" table:style-name="ce21">
            <text:p>269,561</text:p>
          </table:table-cell>
          <table:table-cell office:value-type="float" office:value="136078" table:style-name="ce21">
            <text:p>136,078</text:p>
          </table:table-cell>
          <table:table-cell office:value-type="float" office:value="133483" table:style-name="ce21">
            <text:p>133,483</text:p>
          </table:table-cell>
          <table:table-cell office:value-type="float" office:value="81.72" table:style-name="ce22">
            <text:p>81.72</text:p>
          </table:table-cell>
          <table:table-cell office:value-type="float" office:value="49565" table:style-name="ce21">
            <text:p>49,565</text:p>
          </table:table-cell>
          <table:table-cell office:value-type="float" office:value="22963" table:style-name="ce21">
            <text:p>22,963</text:p>
          </table:table-cell>
          <table:table-cell office:value-type="float" office:value="26602" table:style-name="ce21">
            <text:p>26,602</text:p>
          </table:table-cell>
          <table:table-cell office:value-type="float" office:value="15.03" table:style-name="ce23">
            <text:p>15.03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澎湖縣</text:p>
          </table:table-cell>
          <table:table-cell office:value-type="float" office:value="103419" table:style-name="ce21">
            <text:p>103,419</text:p>
          </table:table-cell>
          <table:table-cell office:value-type="float" office:value="53282" table:style-name="ce21">
            <text:p>53,282</text:p>
          </table:table-cell>
          <table:table-cell office:value-type="float" office:value="50137" table:style-name="ce21">
            <text:p>50,137</text:p>
          </table:table-cell>
          <table:table-cell office:value-type="float" office:value="4369" table:style-name="ce21">
            <text:p>4,369</text:p>
          </table:table-cell>
          <table:table-cell office:value-type="float" office:value="2324" table:style-name="ce21">
            <text:p>2,324</text:p>
          </table:table-cell>
          <table:table-cell office:value-type="float" office:value="2045" table:style-name="ce21">
            <text:p>2,045</text:p>
          </table:table-cell>
          <table:table-cell office:value-type="float" office:value="4.22" table:style-name="ce22">
            <text:p>4.22</text:p>
          </table:table-cell>
          <table:table-cell office:value-type="float" office:value="5614" table:style-name="ce21">
            <text:p>5,614</text:p>
          </table:table-cell>
          <table:table-cell office:value-type="float" office:value="2978" table:style-name="ce21">
            <text:p>2,978</text:p>
          </table:table-cell>
          <table:table-cell office:value-type="float" office:value="2636" table:style-name="ce21">
            <text:p>2,636</text:p>
          </table:table-cell>
          <table:table-cell office:value-type="float" office:value="5.43" table:style-name="ce22">
            <text:p>5.43</text:p>
          </table:table-cell>
          <table:table-cell office:value-type="float" office:value="8890" table:style-name="ce21">
            <text:p>8,890</text:p>
          </table:table-cell>
          <table:table-cell office:value-type="float" office:value="4688" table:style-name="ce21">
            <text:p>4,688</text:p>
          </table:table-cell>
          <table:table-cell office:value-type="float" office:value="4202" table:style-name="ce21">
            <text:p>4,202</text:p>
          </table:table-cell>
          <table:table-cell office:value-type="float" office:value="8.6" table:style-name="ce22">
            <text:p>8.60</text:p>
          </table:table-cell>
          <table:table-cell office:value-type="float" office:value="9668" table:style-name="ce21">
            <text:p>9,668</text:p>
          </table:table-cell>
          <table:table-cell office:value-type="float" office:value="5066" table:style-name="ce21">
            <text:p>5,066</text:p>
          </table:table-cell>
          <table:table-cell office:value-type="float" office:value="4602" table:style-name="ce21">
            <text:p>4,602</text:p>
          </table:table-cell>
          <table:table-cell office:value-type="float" office:value="9.35" table:style-name="ce22">
            <text:p>9.35</text:p>
          </table:table-cell>
          <table:table-cell office:value-type="float" office:value="5633" table:style-name="ce21">
            <text:p>5,633</text:p>
          </table:table-cell>
          <table:table-cell office:value-type="float" office:value="2962" table:style-name="ce21">
            <text:p>2,962</text:p>
          </table:table-cell>
          <table:table-cell office:value-type="float" office:value="2671" table:style-name="ce21">
            <text:p>2,671</text:p>
          </table:table-cell>
          <table:table-cell office:value-type="float" office:value="5.45" table:style-name="ce22">
            <text:p>5.45</text:p>
          </table:table-cell>
          <table:table-cell office:value-type="float" office:value="86077" table:style-name="ce21">
            <text:p>86,077</text:p>
          </table:table-cell>
          <table:table-cell office:value-type="float" office:value="44149" table:style-name="ce21">
            <text:p>44,149</text:p>
          </table:table-cell>
          <table:table-cell office:value-type="float" office:value="41928" table:style-name="ce21">
            <text:p>41,928</text:p>
          </table:table-cell>
          <table:table-cell office:value-type="float" office:value="83.23" table:style-name="ce22">
            <text:p>83.23</text:p>
          </table:table-cell>
          <table:table-cell office:value-type="float" office:value="15850" table:style-name="ce21">
            <text:p>15,850</text:p>
          </table:table-cell>
          <table:table-cell office:value-type="float" office:value="7339" table:style-name="ce21">
            <text:p>7,339</text:p>
          </table:table-cell>
          <table:table-cell office:value-type="float" office:value="8511" table:style-name="ce21">
            <text:p>8,511</text:p>
          </table:table-cell>
          <table:table-cell office:value-type="float" office:value="15.33" table:style-name="ce23">
            <text:p>15.33</text:p>
          </table:table-cell>
          <table:table-cell table:number-columns-repeated="16352"/>
        </table:table-row>
        <table:table-row table:style-name="ro7">
          <table:table-cell office:value-type="string" table:style-name="ce20">
            <text:p>基隆市</text:p>
          </table:table-cell>
          <table:table-cell office:value-type="float" office:value="371853" table:style-name="ce21">
            <text:p>371,853</text:p>
          </table:table-cell>
          <table:table-cell office:value-type="float" office:value="186184" table:style-name="ce21">
            <text:p>186,184</text:p>
          </table:table-cell>
          <table:table-cell office:value-type="float" office:value="185669" table:style-name="ce21">
            <text:p>185,669</text:p>
          </table:table-cell>
          <table:table-cell office:value-type="float" office:value="11738" table:style-name="ce21">
            <text:p>11,738</text:p>
          </table:table-cell>
          <table:table-cell office:value-type="float" office:value="6041" table:style-name="ce21">
            <text:p>6,041</text:p>
          </table:table-cell>
          <table:table-cell office:value-type="float" office:value="5697" table:style-name="ce21">
            <text:p>5,697</text:p>
          </table:table-cell>
          <table:table-cell office:value-type="float" office:value="3.16" table:style-name="ce22">
            <text:p>3.16</text:p>
          </table:table-cell>
          <table:table-cell office:value-type="float" office:value="16727" table:style-name="ce21">
            <text:p>16,727</text:p>
          </table:table-cell>
          <table:table-cell office:value-type="float" office:value="8581" table:style-name="ce21">
            <text:p>8,581</text:p>
          </table:table-cell>
          <table:table-cell office:value-type="float" office:value="8146" table:style-name="ce21">
            <text:p>8,146</text:p>
          </table:table-cell>
          <table:table-cell office:value-type="float" office:value="4.5" table:style-name="ce22">
            <text:p>4.50</text:p>
          </table:table-cell>
          <table:table-cell office:value-type="float" office:value="30380" table:style-name="ce21">
            <text:p>30,380</text:p>
          </table:table-cell>
          <table:table-cell office:value-type="float" office:value="15671" table:style-name="ce21">
            <text:p>15,671</text:p>
          </table:table-cell>
          <table:table-cell office:value-type="float" office:value="14709" table:style-name="ce21">
            <text:p>14,709</text:p>
          </table:table-cell>
          <table:table-cell office:value-type="float" office:value="8.17" table:style-name="ce22">
            <text:p>8.17</text:p>
          </table:table-cell>
          <table:table-cell office:value-type="float" office:value="33532" table:style-name="ce21">
            <text:p>33,532</text:p>
          </table:table-cell>
          <table:table-cell office:value-type="float" office:value="17317" table:style-name="ce21">
            <text:p>17,317</text:p>
          </table:table-cell>
          <table:table-cell office:value-type="float" office:value="16215" table:style-name="ce21">
            <text:p>16,215</text:p>
          </table:table-cell>
          <table:table-cell office:value-type="float" office:value="9.02" table:style-name="ce22">
            <text:p>9.02</text:p>
          </table:table-cell>
          <table:table-cell office:value-type="float" office:value="22453" table:style-name="ce21">
            <text:p>22,453</text:p>
          </table:table-cell>
          <table:table-cell office:value-type="float" office:value="11793" table:style-name="ce21">
            <text:p>11,793</text:p>
          </table:table-cell>
          <table:table-cell office:value-type="float" office:value="10660" table:style-name="ce21">
            <text:p>10,660</text:p>
          </table:table-cell>
          <table:table-cell office:value-type="float" office:value="6.04" table:style-name="ce22">
            <text:p>6.04</text:p>
          </table:table-cell>
          <table:table-cell office:value-type="float" office:value="309960" table:style-name="ce21">
            <text:p>309,960</text:p>
          </table:table-cell>
          <table:table-cell office:value-type="float" office:value="154050" table:style-name="ce21">
            <text:p>154,050</text:p>
          </table:table-cell>
          <table:table-cell office:value-type="float" office:value="155910" table:style-name="ce21">
            <text:p>155,910</text:p>
          </table:table-cell>
          <table:table-cell office:value-type="float" office:value="83.36" table:style-name="ce22">
            <text:p>83.36</text:p>
          </table:table-cell>
          <table:table-cell office:value-type="float" office:value="53670" table:style-name="ce21">
            <text:p>53,670</text:p>
          </table:table-cell>
          <table:table-cell office:value-type="float" office:value="24405" table:style-name="ce21">
            <text:p>24,405</text:p>
          </table:table-cell>
          <table:table-cell office:value-type="float" office:value="29265" table:style-name="ce21">
            <text:p>29,265</text:p>
          </table:table-cell>
          <table:table-cell office:value-type="float" office:value="14.43" table:style-name="ce23">
            <text:p>14.43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竹市</text:p>
          </table:table-cell>
          <table:table-cell office:value-type="float" office:value="439435" table:style-name="ce21">
            <text:p>439,435</text:p>
          </table:table-cell>
          <table:table-cell office:value-type="float" office:value="217068" table:style-name="ce21">
            <text:p>217,068</text:p>
          </table:table-cell>
          <table:table-cell office:value-type="float" office:value="222367" table:style-name="ce21">
            <text:p>222,367</text:p>
          </table:table-cell>
          <table:table-cell office:value-type="float" office:value="25392" table:style-name="ce21">
            <text:p>25,392</text:p>
          </table:table-cell>
          <table:table-cell office:value-type="float" office:value="13083" table:style-name="ce21">
            <text:p>13,083</text:p>
          </table:table-cell>
          <table:table-cell office:value-type="float" office:value="12309" table:style-name="ce21">
            <text:p>12,309</text:p>
          </table:table-cell>
          <table:table-cell office:value-type="float" office:value="5.78" table:style-name="ce22">
            <text:p>5.78</text:p>
          </table:table-cell>
          <table:table-cell office:value-type="float" office:value="36071" table:style-name="ce21">
            <text:p>36,071</text:p>
          </table:table-cell>
          <table:table-cell office:value-type="float" office:value="18642" table:style-name="ce21">
            <text:p>18,642</text:p>
          </table:table-cell>
          <table:table-cell office:value-type="float" office:value="17429" table:style-name="ce21">
            <text:p>17,429</text:p>
          </table:table-cell>
          <table:table-cell office:value-type="float" office:value="8.2100000000000009" table:style-name="ce22">
            <text:p>8.21</text:p>
          </table:table-cell>
          <table:table-cell office:value-type="float" office:value="61144" table:style-name="ce21">
            <text:p>61,144</text:p>
          </table:table-cell>
          <table:table-cell office:value-type="float" office:value="31808" table:style-name="ce21">
            <text:p>31,808</text:p>
          </table:table-cell>
          <table:table-cell office:value-type="float" office:value="29336" table:style-name="ce21">
            <text:p>29,336</text:p>
          </table:table-cell>
          <table:table-cell office:value-type="float" office:value="13.91" table:style-name="ce22">
            <text:p>13.91</text:p>
          </table:table-cell>
          <table:table-cell office:value-type="float" office:value="66103" table:style-name="ce21">
            <text:p>66,103</text:p>
          </table:table-cell>
          <table:table-cell office:value-type="float" office:value="34391" table:style-name="ce21">
            <text:p>34,391</text:p>
          </table:table-cell>
          <table:table-cell office:value-type="float" office:value="31712" table:style-name="ce21">
            <text:p>31,712</text:p>
          </table:table-cell>
          <table:table-cell office:value-type="float" office:value="15.04" table:style-name="ce22">
            <text:p>15.04</text:p>
          </table:table-cell>
          <table:table-cell office:value-type="float" office:value="31832" table:style-name="ce21">
            <text:p>31,832</text:p>
          </table:table-cell>
          <table:table-cell office:value-type="float" office:value="16570" table:style-name="ce21">
            <text:p>16,570</text:p>
          </table:table-cell>
          <table:table-cell office:value-type="float" office:value="15262" table:style-name="ce21">
            <text:p>15,262</text:p>
          </table:table-cell>
          <table:table-cell office:value-type="float" office:value="7.24" table:style-name="ce22">
            <text:p>7.24</text:p>
          </table:table-cell>
          <table:table-cell office:value-type="float" office:value="335851" table:style-name="ce21">
            <text:p>335,851</text:p>
          </table:table-cell>
          <table:table-cell office:value-type="float" office:value="163160" table:style-name="ce21">
            <text:p>163,160</text:p>
          </table:table-cell>
          <table:table-cell office:value-type="float" office:value="172691" table:style-name="ce21">
            <text:p>172,691</text:p>
          </table:table-cell>
          <table:table-cell office:value-type="float" office:value="76.430000000000007" table:style-name="ce22">
            <text:p>76.43</text:p>
          </table:table-cell>
          <table:table-cell office:value-type="float" office:value="49545" table:style-name="ce21">
            <text:p>49,545</text:p>
          </table:table-cell>
          <table:table-cell office:value-type="float" office:value="22139" table:style-name="ce21">
            <text:p>22,139</text:p>
          </table:table-cell>
          <table:table-cell office:value-type="float" office:value="27406" table:style-name="ce21">
            <text:p>27,406</text:p>
          </table:table-cell>
          <table:table-cell office:value-type="float" office:value="11.27" table:style-name="ce23">
            <text:p>11.27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嘉義市</text:p>
          </table:table-cell>
          <table:table-cell office:value-type="float" office:value="269608" table:style-name="ce21">
            <text:p>269,608</text:p>
          </table:table-cell>
          <table:table-cell office:value-type="float" office:value="131192" table:style-name="ce21">
            <text:p>131,192</text:p>
          </table:table-cell>
          <table:table-cell office:value-type="float" office:value="138416" table:style-name="ce21">
            <text:p>138,416</text:p>
          </table:table-cell>
          <table:table-cell office:value-type="float" office:value="10991" table:style-name="ce21">
            <text:p>10,991</text:p>
          </table:table-cell>
          <table:table-cell office:value-type="float" office:value="5691" table:style-name="ce21">
            <text:p>5,691</text:p>
          </table:table-cell>
          <table:table-cell office:value-type="float" office:value="5300" table:style-name="ce21">
            <text:p>5,300</text:p>
          </table:table-cell>
          <table:table-cell office:value-type="float" office:value="4.08" table:style-name="ce22">
            <text:p>4.08</text:p>
          </table:table-cell>
          <table:table-cell office:value-type="float" office:value="15923" table:style-name="ce21">
            <text:p>15,923</text:p>
          </table:table-cell>
          <table:table-cell office:value-type="float" office:value="8257" table:style-name="ce21">
            <text:p>8,257</text:p>
          </table:table-cell>
          <table:table-cell office:value-type="float" office:value="7666" table:style-name="ce21">
            <text:p>7,666</text:p>
          </table:table-cell>
          <table:table-cell office:value-type="float" office:value="5.91" table:style-name="ce22">
            <text:p>5.91</text:p>
          </table:table-cell>
          <table:table-cell office:value-type="float" office:value="28873" table:style-name="ce21">
            <text:p>28,873</text:p>
          </table:table-cell>
          <table:table-cell office:value-type="float" office:value="15033" table:style-name="ce21">
            <text:p>15,033</text:p>
          </table:table-cell>
          <table:table-cell office:value-type="float" office:value="13840" table:style-name="ce21">
            <text:p>13,840</text:p>
          </table:table-cell>
          <table:table-cell office:value-type="float" office:value="10.71" table:style-name="ce22">
            <text:p>10.71</text:p>
          </table:table-cell>
          <table:table-cell office:value-type="float" office:value="31861" table:style-name="ce21">
            <text:p>31,861</text:p>
          </table:table-cell>
          <table:table-cell office:value-type="float" office:value="16641" table:style-name="ce21">
            <text:p>16,641</text:p>
          </table:table-cell>
          <table:table-cell office:value-type="float" office:value="15220" table:style-name="ce21">
            <text:p>15,220</text:p>
          </table:table-cell>
          <table:table-cell office:value-type="float" office:value="11.82" table:style-name="ce22">
            <text:p>11.82</text:p>
          </table:table-cell>
          <table:table-cell office:value-type="float" office:value="20332" table:style-name="ce21">
            <text:p>20,332</text:p>
          </table:table-cell>
          <table:table-cell office:value-type="float" office:value="10743" table:style-name="ce21">
            <text:p>10,743</text:p>
          </table:table-cell>
          <table:table-cell office:value-type="float" office:value="9589" table:style-name="ce21">
            <text:p>9,589</text:p>
          </table:table-cell>
          <table:table-cell office:value-type="float" office:value="7.54" table:style-name="ce22">
            <text:p>7.54</text:p>
          </table:table-cell>
          <table:table-cell office:value-type="float" office:value="213073" table:style-name="ce21">
            <text:p>213,073</text:p>
          </table:table-cell>
          <table:table-cell office:value-type="float" office:value="101612" table:style-name="ce21">
            <text:p>101,612</text:p>
          </table:table-cell>
          <table:table-cell office:value-type="float" office:value="111461" table:style-name="ce21">
            <text:p>111,461</text:p>
          </table:table-cell>
          <table:table-cell office:value-type="float" office:value="79.03" table:style-name="ce22">
            <text:p>79.03</text:p>
          </table:table-cell>
          <table:table-cell office:value-type="float" office:value="37233" table:style-name="ce21">
            <text:p>37,233</text:p>
          </table:table-cell>
          <table:table-cell office:value-type="float" office:value="16479" table:style-name="ce21">
            <text:p>16,479</text:p>
          </table:table-cell>
          <table:table-cell office:value-type="float" office:value="20754" table:style-name="ce21">
            <text:p>20,754</text:p>
          </table:table-cell>
          <table:table-cell office:value-type="float" office:value="13.81" table:style-name="ce23">
            <text:p>13.81</text:p>
          </table:table-cell>
          <table:table-cell table:number-columns-repeated="16352"/>
        </table:table-row>
        <table:table-row table:style-name="ro9">
          <table:table-cell office:value-type="string" table:style-name="ce15">
            <text:p>福建省</text:p>
          </table:table-cell>
          <table:table-cell office:value-type="float" office:value="148543" table:style-name="ce16">
            <text:p>148,543</text:p>
          </table:table-cell>
          <table:table-cell office:value-type="float" office:value="75104" table:style-name="ce16">
            <text:p>75,104</text:p>
          </table:table-cell>
          <table:table-cell office:value-type="float" office:value="73439" table:style-name="ce16">
            <text:p>73,439</text:p>
          </table:table-cell>
          <table:table-cell office:value-type="float" office:value="6509" table:style-name="ce16">
            <text:p>6,509</text:p>
          </table:table-cell>
          <table:table-cell office:value-type="float" office:value="3397" table:style-name="ce16">
            <text:p>3,397</text:p>
          </table:table-cell>
          <table:table-cell office:value-type="float" office:value="3112" table:style-name="ce16">
            <text:p>3,112</text:p>
          </table:table-cell>
          <table:table-cell office:value-type="float" office:value="4.38" table:style-name="ce17">
            <text:p>4.38</text:p>
          </table:table-cell>
          <table:table-cell office:value-type="float" office:value="8301" table:style-name="ce16">
            <text:p>8,301</text:p>
          </table:table-cell>
          <table:table-cell office:value-type="float" office:value="4329" table:style-name="ce16">
            <text:p>4,329</text:p>
          </table:table-cell>
          <table:table-cell office:value-type="float" office:value="3972" table:style-name="ce16">
            <text:p>3,972</text:p>
          </table:table-cell>
          <table:table-cell office:value-type="float" office:value="5.59" table:style-name="ce17">
            <text:p>5.59</text:p>
          </table:table-cell>
          <table:table-cell office:value-type="float" office:value="12450" table:style-name="ce16">
            <text:p>12,450</text:p>
          </table:table-cell>
          <table:table-cell office:value-type="float" office:value="6499" table:style-name="ce16">
            <text:p>6,499</text:p>
          </table:table-cell>
          <table:table-cell office:value-type="float" office:value="5951" table:style-name="ce16">
            <text:p>5,951</text:p>
          </table:table-cell>
          <table:table-cell office:value-type="float" office:value="8.3800000000000008" table:style-name="ce17">
            <text:p>8.38</text:p>
          </table:table-cell>
          <table:table-cell office:value-type="float" office:value="13243" table:style-name="ce16">
            <text:p>13,243</text:p>
          </table:table-cell>
          <table:table-cell office:value-type="float" office:value="6905" table:style-name="ce16">
            <text:p>6,905</text:p>
          </table:table-cell>
          <table:table-cell office:value-type="float" office:value="6338" table:style-name="ce16">
            <text:p>6,338</text:p>
          </table:table-cell>
          <table:table-cell office:value-type="float" office:value="8.92" table:style-name="ce17">
            <text:p>8.92</text:p>
          </table:table-cell>
          <table:table-cell office:value-type="float" office:value="6301" table:style-name="ce16">
            <text:p>6,301</text:p>
          </table:table-cell>
          <table:table-cell office:value-type="float" office:value="3276" table:style-name="ce16">
            <text:p>3,276</text:p>
          </table:table-cell>
          <table:table-cell office:value-type="float" office:value="3025" table:style-name="ce16">
            <text:p>3,025</text:p>
          </table:table-cell>
          <table:table-cell office:value-type="float" office:value="4.24" table:style-name="ce17">
            <text:p>4.24</text:p>
          </table:table-cell>
          <table:table-cell office:value-type="float" office:value="126111" table:style-name="ce16">
            <text:p>126,111</text:p>
          </table:table-cell>
          <table:table-cell office:value-type="float" office:value="63487" table:style-name="ce16">
            <text:p>63,487</text:p>
          </table:table-cell>
          <table:table-cell office:value-type="float" office:value="62624" table:style-name="ce16">
            <text:p>62,624</text:p>
          </table:table-cell>
          <table:table-cell office:value-type="float" office:value="84.9" table:style-name="ce17">
            <text:p>84.90</text:p>
          </table:table-cell>
          <table:table-cell office:value-type="float" office:value="17628" table:style-name="ce16">
            <text:p>17,628</text:p>
          </table:table-cell>
          <table:table-cell office:value-type="float" office:value="8499" table:style-name="ce16">
            <text:p>8,499</text:p>
          </table:table-cell>
          <table:table-cell office:value-type="float" office:value="9129" table:style-name="ce16">
            <text:p>9,129</text:p>
          </table:table-cell>
          <table:table-cell office:value-type="float" office:value="11.87" table:style-name="ce18">
            <text:p>11.87</text:p>
          </table:table-cell>
          <table:table-cell table:number-columns-repeated="16352"/>
        </table:table-row>
        <table:table-row table:style-name="ro10">
          <table:table-cell office:value-type="string" table:style-name="ce20">
            <text:p>金門縣</text:p>
          </table:table-cell>
          <table:table-cell office:value-type="float" office:value="135816" table:style-name="ce21">
            <text:p>135,816</text:p>
          </table:table-cell>
          <table:table-cell office:value-type="float" office:value="67860" table:style-name="ce21">
            <text:p>67,860</text:p>
          </table:table-cell>
          <table:table-cell office:value-type="float" office:value="67956" table:style-name="ce21">
            <text:p>67,956</text:p>
          </table:table-cell>
          <table:table-cell office:value-type="float" office:value="5831" table:style-name="ce21">
            <text:p>5,831</text:p>
          </table:table-cell>
          <table:table-cell office:value-type="float" office:value="3060" table:style-name="ce21">
            <text:p>3,060</text:p>
          </table:table-cell>
          <table:table-cell office:value-type="float" office:value="2771" table:style-name="ce21">
            <text:p>2,771</text:p>
          </table:table-cell>
          <table:table-cell office:value-type="float" office:value="4.29" table:style-name="ce22">
            <text:p>4.29</text:p>
          </table:table-cell>
          <table:table-cell office:value-type="float" office:value="7441" table:style-name="ce21">
            <text:p>7,441</text:p>
          </table:table-cell>
          <table:table-cell office:value-type="float" office:value="3892" table:style-name="ce21">
            <text:p>3,892</text:p>
          </table:table-cell>
          <table:table-cell office:value-type="float" office:value="3549" table:style-name="ce21">
            <text:p>3,549</text:p>
          </table:table-cell>
          <table:table-cell office:value-type="float" office:value="5.48" table:style-name="ce22">
            <text:p>5.48</text:p>
          </table:table-cell>
          <table:table-cell office:value-type="float" office:value="11128" table:style-name="ce21">
            <text:p>11,128</text:p>
          </table:table-cell>
          <table:table-cell office:value-type="float" office:value="5808" table:style-name="ce21">
            <text:p>5,808</text:p>
          </table:table-cell>
          <table:table-cell office:value-type="float" office:value="5320" table:style-name="ce21">
            <text:p>5,320</text:p>
          </table:table-cell>
          <table:table-cell office:value-type="float" office:value="8.19" table:style-name="ce22">
            <text:p>8.19</text:p>
          </table:table-cell>
          <table:table-cell office:value-type="float" office:value="11855" table:style-name="ce21">
            <text:p>11,855</text:p>
          </table:table-cell>
          <table:table-cell office:value-type="float" office:value="6181" table:style-name="ce21">
            <text:p>6,181</text:p>
          </table:table-cell>
          <table:table-cell office:value-type="float" office:value="5674" table:style-name="ce21">
            <text:p>5,674</text:p>
          </table:table-cell>
          <table:table-cell office:value-type="float" office:value="8.73" table:style-name="ce22">
            <text:p>8.73</text:p>
          </table:table-cell>
          <table:table-cell office:value-type="float" office:value="5674" table:style-name="ce21">
            <text:p>5,674</text:p>
          </table:table-cell>
          <table:table-cell office:value-type="float" office:value="2920" table:style-name="ce21">
            <text:p>2,920</text:p>
          </table:table-cell>
          <table:table-cell office:value-type="float" office:value="2754" table:style-name="ce21">
            <text:p>2,754</text:p>
          </table:table-cell>
          <table:table-cell office:value-type="float" office:value="4.18" table:style-name="ce22">
            <text:p>4.18</text:p>
          </table:table-cell>
          <table:table-cell office:value-type="float" office:value="115619" table:style-name="ce21">
            <text:p>115,619</text:p>
          </table:table-cell>
          <table:table-cell office:value-type="float" office:value="57443" table:style-name="ce21">
            <text:p>57,443</text:p>
          </table:table-cell>
          <table:table-cell office:value-type="float" office:value="58176" table:style-name="ce21">
            <text:p>58,176</text:p>
          </table:table-cell>
          <table:table-cell office:value-type="float" office:value="85.13" table:style-name="ce22">
            <text:p>85.13</text:p>
          </table:table-cell>
          <table:table-cell office:value-type="float" office:value="16303" table:style-name="ce21">
            <text:p>16,303</text:p>
          </table:table-cell>
          <table:table-cell office:value-type="float" office:value="7797" table:style-name="ce21">
            <text:p>7,797</text:p>
          </table:table-cell>
          <table:table-cell office:value-type="float" office:value="8506" table:style-name="ce21">
            <text:p>8,506</text:p>
          </table:table-cell>
          <table:table-cell office:value-type="float" office:value="12" table:style-name="ce23">
            <text:p>12.00</text:p>
          </table:table-cell>
          <table:table-cell table:number-columns-repeated="16352"/>
        </table:table-row>
        <table:table-row table:style-name="ro11">
          <table:table-cell office:value-type="string" table:style-name="ce24">
            <text:p>連江縣</text:p>
          </table:table-cell>
          <table:table-cell office:value-type="float" office:value="12727" table:style-name="ce25">
            <text:p>12,727</text:p>
          </table:table-cell>
          <table:table-cell office:value-type="float" office:value="7244" table:style-name="ce25">
            <text:p>7,244</text:p>
          </table:table-cell>
          <table:table-cell office:value-type="float" office:value="5483" table:style-name="ce25">
            <text:p>5,483</text:p>
          </table:table-cell>
          <table:table-cell office:value-type="float" office:value="678" table:style-name="ce25">
            <text:p>678</text:p>
          </table:table-cell>
          <table:table-cell office:value-type="float" office:value="337" table:style-name="ce25">
            <text:p>337</text:p>
          </table:table-cell>
          <table:table-cell office:value-type="float" office:value="341" table:style-name="ce25">
            <text:p>341</text:p>
          </table:table-cell>
          <table:table-cell office:value-type="float" office:value="5.33" table:style-name="ce26">
            <text:p>5.33</text:p>
          </table:table-cell>
          <table:table-cell office:value-type="float" office:value="860" table:style-name="ce25">
            <text:p>860</text:p>
          </table:table-cell>
          <table:table-cell office:value-type="float" office:value="437" table:style-name="ce25">
            <text:p>437</text:p>
          </table:table-cell>
          <table:table-cell office:value-type="float" office:value="423" table:style-name="ce25">
            <text:p>423</text:p>
          </table:table-cell>
          <table:table-cell office:value-type="float" office:value="6.76" table:style-name="ce26">
            <text:p>6.76</text:p>
          </table:table-cell>
          <table:table-cell office:value-type="float" office:value="1322" table:style-name="ce25">
            <text:p>1,322</text:p>
          </table:table-cell>
          <table:table-cell office:value-type="float" office:value="691" table:style-name="ce25">
            <text:p>691</text:p>
          </table:table-cell>
          <table:table-cell office:value-type="float" office:value="631" table:style-name="ce25">
            <text:p>631</text:p>
          </table:table-cell>
          <table:table-cell office:value-type="float" office:value="10.39" table:style-name="ce26">
            <text:p>10.39</text:p>
          </table:table-cell>
          <table:table-cell office:value-type="float" office:value="1388" table:style-name="ce25">
            <text:p>1,388</text:p>
          </table:table-cell>
          <table:table-cell office:value-type="float" office:value="724" table:style-name="ce25">
            <text:p>724</text:p>
          </table:table-cell>
          <table:table-cell office:value-type="float" office:value="664" table:style-name="ce25">
            <text:p>664</text:p>
          </table:table-cell>
          <table:table-cell office:value-type="float" office:value="10.91" table:style-name="ce26">
            <text:p>10.91</text:p>
          </table:table-cell>
          <table:table-cell office:value-type="float" office:value="627" table:style-name="ce25">
            <text:p>627</text:p>
          </table:table-cell>
          <table:table-cell office:value-type="float" office:value="356" table:style-name="ce25">
            <text:p>356</text:p>
          </table:table-cell>
          <table:table-cell office:value-type="float" office:value="271" table:style-name="ce25">
            <text:p>271</text:p>
          </table:table-cell>
          <table:table-cell office:value-type="float" office:value="4.93" table:style-name="ce26">
            <text:p>4.93</text:p>
          </table:table-cell>
          <table:table-cell office:value-type="float" office:value="10492" table:style-name="ce25">
            <text:p>10,492</text:p>
          </table:table-cell>
          <table:table-cell office:value-type="float" office:value="6044" table:style-name="ce25">
            <text:p>6,044</text:p>
          </table:table-cell>
          <table:table-cell office:value-type="float" office:value="4448" table:style-name="ce25">
            <text:p>4,448</text:p>
          </table:table-cell>
          <table:table-cell office:value-type="float" office:value="82.44" table:style-name="ce26">
            <text:p>82.44</text:p>
          </table:table-cell>
          <table:table-cell office:value-type="float" office:value="1325" table:style-name="ce25">
            <text:p>1,325</text:p>
          </table:table-cell>
          <table:table-cell office:value-type="float" office:value="702" table:style-name="ce25">
            <text:p>702</text:p>
          </table:table-cell>
          <table:table-cell office:value-type="float" office:value="623" table:style-name="ce25">
            <text:p>623</text:p>
          </table:table-cell>
          <table:table-cell office:value-type="float" office:value="10.41" table:style-name="ce27">
            <text:p>10.41</text:p>
          </table:table-cell>
          <table:table-cell table:number-columns-repeated="16352" table:style-name="ce28"/>
        </table:table-row>
        <table:table-row table:style-name="ro12">
          <table:table-cell office:value-type="string" table:style-name="ce36">
            <text:p>說明：本表各年齡結構指標項目係屬部分統計，各年齡指標欄位合計數不等於總人口數。</text:p>
          </table:table-cell>
          <table:table-cell table:number-columns-repeated="3" table:style-name="ce29"/>
          <table:table-cell table:number-columns-repeated="3" table:style-name="ce30"/>
          <table:table-cell table:style-name="ce31"/>
          <table:table-cell table:number-columns-repeated="16" table:style-name="ce32"/>
          <table:table-cell table:number-columns-repeated="3" table:style-name="ce33"/>
          <table:table-cell table:number-columns-repeated="4" table:style-name="ce34"/>
          <table:table-cell office:value-type="string" table:style-name="ce35">
            <text:p>內政部戶政司 民國106年8月3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5ED9FDQP/新表號04,05,速報3階段年齡-連結(公式)檔104.4.xls'#速報-年齡結構-新(列印版)" table:style-name="ta2">
        <table:table-source xlink:href="file:///C:/Users/moi5410/AppData/Local/Microsoft/Windows/Temporary%20Internet%20Files/Low/Content.IE5/5ED9FDQP/新表號04,05,速報3階段年齡-連結(公式)檔104.4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5ED9FDQP/新表號04,05,速報3階段年齡-連結(公式)檔104.4.xls'#速報-年齡結構-新(上網版無公式)" table:style-name="ta2">
        <table:table-source xlink:href="file:///C:/Users/moi5410/AppData/Local/Microsoft/Windows/Temporary%20Internet%20Files/Low/Content.IE5/5ED9FDQP/新表號04,05,速報3階段年齡-連結(公式)檔104.4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5ED9FDQP/新表號04,05,速報3階段年齡-連結(公式)檔104.4.xls'#04年齡結構-列印版" table:style-name="ta2">
        <table:table-source xlink:href="file:///C:/Users/moi5410/AppData/Local/Microsoft/Windows/Temporary%20Internet%20Files/Low/Content.IE5/5ED9FDQP/新表號04,05,速報3階段年齡-連結(公式)檔104.4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5ED9FDQP/新表號04,05,速報3階段年齡-連結(公式)檔104.4.xls'#年齡結構-另給司長-不用" table:style-name="ta2">
        <table:table-source xlink:href="file:///C:/Users/moi5410/AppData/Local/Microsoft/Windows/Temporary%20Internet%20Files/Low/Content.IE5/5ED9FDQP/新表號04,05,速報3階段年齡-連結(公式)檔104.4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5ED9FDQP/新表號04,05,速報3階段年齡-連結(公式)檔104.4.xls'#速報-3階段年齡結構-不用" table:style-name="ta2">
        <table:table-source xlink:href="file:///C:/Users/moi5410/AppData/Local/Microsoft/Windows/Temporary%20Internet%20Files/Low/Content.IE5/5ED9FDQP/新表號04,05,速報3階段年齡-連結(公式)檔104.4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5ED9FDQP/新表號04,05,速報3階段年齡-連結(公式)檔104.4.xls'#原司長表-年齡結構-不用" table:style-name="ta2">
        <table:table-source xlink:href="file:///C:/Users/moi5410/AppData/Local/Microsoft/Windows/Temporary%20Internet%20Files/Low/Content.IE5/5ED9FDQP/新表號04,05,速報3階段年齡-連結(公式)檔104.4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_Fill" table:expression="of:=[.#REF!]" table:base-cell-address="年齡結構.$A$1"/>
        <table:named-expression table:name="_Order1" table:expression="of:=0" table:base-cell-address="年齡結構.$A$1"/>
        <table:named-expression table:name="_Order2" table:expression="of:=0" table:base-cell-address="年齡結構.$A$1"/>
        <table:named-expression table:name="Excel_BuiltIn_Print_Area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.511805555555556in" fo:margin-bottom="0.196527777777778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078472222222222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陳雪珠</meta:initial-creator>
    <dc:creator>陳雪珠</dc:creator>
    <meta:creation-date>2017-08-03T06:08:24Z</meta:creation-date>
    <dc:date>2017-08-03T06:08:24Z</dc:date>
  </office:meta>
</office:document-meta>
</file>